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VersionList.xml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5.309cm"/>
    </style:style>
    <style:style style:name="co17" style:family="table-column">
      <style:table-column-properties fo:break-before="auto" style:column-width="5.547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3.648cm"/>
    </style:style>
    <style:style style:name="co20" style:family="table-column">
      <style:table-column-properties fo:break-before="auto" style:column-width="3.921cm"/>
    </style:style>
    <style:style style:name="co21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3.709cm"/>
    </style:style>
    <style:style style:name="co23" style:family="table-column">
      <style:table-column-properties fo:break-before="auto" style:column-width="3.676cm"/>
    </style:style>
    <style:style style:name="co24" style:family="table-column">
      <style:table-column-properties fo:break-before="auto" style:column-width="4.03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505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722cm"/>
    </style:style>
    <style:style style:name="co29" style:family="table-column">
      <style:table-column-properties fo:break-before="auto" style:column-width="5.392cm"/>
    </style:style>
    <style:style style:name="co30" style:family="table-column">
      <style:table-column-properties fo:break-before="auto" style:column-width="5.419cm"/>
    </style:style>
    <style:style style:name="co31" style:family="table-column">
      <style:table-column-properties fo:break-before="auto" style:column-width="3.567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3.157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2.914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5.528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3.485cm"/>
    </style:style>
    <style:style style:name="co40" style:family="table-column">
      <style:table-column-properties fo:break-before="auto" style:column-width="2.014cm"/>
    </style:style>
    <style:style style:name="co41" style:family="table-column">
      <style:table-column-properties fo:break-before="auto" style:column-width="7.026cm"/>
    </style:style>
    <style:style style:name="co42" style:family="table-column">
      <style:table-column-properties fo:break-before="auto" style:column-width="7.052cm"/>
    </style:style>
    <style:style style:name="co43" style:family="table-column">
      <style:table-column-properties fo:break-before="auto" style:column-width="5.228cm"/>
    </style:style>
    <style:style style:name="co44" style:family="table-column">
      <style:table-column-properties fo:break-before="auto" style:column-width="5.786cm"/>
    </style:style>
    <style:style style:name="co45" style:family="table-column">
      <style:table-column-properties fo:break-before="auto" style:column-width="5.173cm"/>
    </style:style>
    <style:style style:name="co46" style:family="table-column">
      <style:table-column-properties fo:break-before="auto" style:column-width="4.595cm"/>
    </style:style>
    <style:style style:name="co47" style:family="table-column">
      <style:table-column-properties fo:break-before="auto" style:column-width="3.702cm"/>
    </style:style>
    <style:style style:name="co48" style:family="table-column">
      <style:table-column-properties fo:break-before="auto" style:column-width="3.438cm"/>
    </style:style>
    <style:style style:name="co49" style:family="table-column">
      <style:table-column-properties fo:break-before="auto" style:column-width="4.057cm"/>
    </style:style>
    <style:style style:name="co50" style:family="table-column">
      <style:table-column-properties fo:break-before="auto" style:column-width="2.641cm"/>
    </style:style>
    <style:style style:name="co51" style:family="table-column">
      <style:table-column-properties fo:break-before="auto" style:column-width="5.2cm"/>
    </style:style>
    <style:style style:name="co52" style:family="table-column">
      <style:table-column-properties fo:break-before="auto" style:column-width="3.866cm"/>
    </style:style>
    <style:style style:name="co53" style:family="table-column">
      <style:table-column-properties fo:break-before="auto" style:column-width="3.233cm"/>
    </style:style>
    <style:style style:name="co54" style:family="table-column">
      <style:table-column-properties fo:break-before="auto" style:column-width="2.655cm"/>
    </style:style>
    <style:style style:name="co55" style:family="table-column">
      <style:table-column-properties fo:break-before="auto" style:column-width="4.152cm"/>
    </style:style>
    <style:style style:name="co56" style:family="table-column">
      <style:table-column-properties fo:break-before="auto" style:column-width="4.138cm"/>
    </style:style>
    <style:style style:name="co57" style:family="table-column">
      <style:table-column-properties fo:break-before="auto" style:column-width="3.295cm"/>
    </style:style>
    <style:style style:name="co58" style:family="table-column">
      <style:table-column-properties fo:break-before="auto" style:column-width="5.364cm"/>
    </style:style>
    <style:style style:name="co59" style:family="table-column">
      <style:table-column-properties fo:break-before="auto" style:column-width="2.586cm"/>
    </style:style>
    <style:style style:name="co60" style:family="table-column">
      <style:table-column-properties fo:break-before="auto" style:column-width="3.785cm"/>
    </style:style>
    <style:style style:name="co61" style:family="table-column">
      <style:table-column-properties fo:break-before="auto" style:column-width="3.164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5" style:family="table-cell" style:parent-style-name="Default">
      <style:text-properties fo:font-size="24pt" style:font-size-asian="24pt" style:font-size-complex="24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 style:data-style-name="N37"/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7"/>
    <style:style style:name="ce6" style:family="table-cell" style:parent-style-name="Default" style:data-style-name="N99"/>
    <style:style style:name="ce20" style:family="table-cell" style:parent-style-name="Default">
      <style:text-properties fo:font-size="20pt" style:font-size-asian="20pt" style:font-size-complex="20pt"/>
    </style:style>
    <style:style style:name="ce34" style:family="table-cell" style:parent-style-name="Default" style:data-style-name="N114"/>
    <style:style style:name="ce21" style:family="table-cell" style:parent-style-name="Default">
      <style:text-properties style:text-outline="false" style:text-line-through-style="none" style:text-line-through-type="none" style:font-name="Liberation Sans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normal" style:font-name-complex="Lucida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20108"/>
    <style:style style:name="ce32" style:family="table-cell" style:parent-style-name="Default" style:data-style-name="N20108">
      <style:table-cell-properties fo:border-bottom="none" fo:border-left="1.5pt solid #000000" fo:border-right="none" fo:border-top="1.5pt solid #000000"/>
    </style:style>
    <style:style style:name="ce35" style:family="table-cell" style:parent-style-name="Default" style:data-style-name="N20108">
      <style:table-cell-properties fo:border-bottom="none" fo:border-left="1.5pt solid #000000" fo:border-right="none" fo:border-top="none"/>
    </style:style>
    <style:style style:name="ce36" style:family="table-cell" style:parent-style-name="Default" style:data-style-name="N20108">
      <style:table-cell-properties fo:border-bottom="none" fo:border-left="none" fo:border-right="none" fo:border-top="1.5pt solid #000000"/>
    </style:style>
    <style:style style:name="ce37" style:family="table-cell" style:parent-style-name="Default" style:data-style-name="N20108">
      <style:table-cell-properties fo:border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32"/>
    <style:style style:name="ce3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Übersich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>
            <text:p>Kontostände</text:p>
          </table:table-cell>
          <table:table-cell table:number-columns-repeated="7"/>
          <table:table-cell table:style-name="ce15" office:value-type="string" calcext:value-type="string">
            <text:p>Mon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annes Bank</text:p>
          </table:table-cell>
          <table:table-cell table:formula="of:=SUM([$'Johannes Bank'.C2])" office:value-type="float" office:value="-1233.96" calcext:value-type="float">
            <text:p>-1233,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ojo</text:p>
          </table:table-cell>
          <table:table-cell table:formula="of:=[$Jojo.C2]" office:value-type="float" office:value="83740.84" calcext:value-type="float">
            <text:p>83740,84</text:p>
          </table:table-cell>
          <table:table-cell table:number-columns-repeated="6"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ar/Ist:,Sonst:</text:p>
          </table:table-cell>
        </table:table-row>
        <table:table-row table:style-name="ro2">
          <table:table-cell office:value-type="string" calcext:value-type="string">
            <text:p>Polizei</text:p>
          </table:table-cell>
          <table:table-cell table:formula="of:=[$Polizei.C2]" office:value-type="float" office:value="140.02" calcext:value-type="float">
            <text:p>140,0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isa</text:p>
          </table:table-cell>
          <table:table-cell table:formula="of:=[$Elisa.C2]" office:value-type="float" office:value="800.6" calcext:value-type="float">
            <text:p>800,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SK</text:p>
          </table:table-cell>
          <table:table-cell table:formula="of:=[$TSSK.C2]" office:value-type="float" office:value="2716.37" calcext:value-type="float">
            <text:p>2716,3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pa</text:p>
          </table:table-cell>
          <table:table-cell table:formula="of:=[$Papa.C2]" office:value-type="float" office:value="1221.97" calcext:value-type="float">
            <text:p>1221,9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6" office:value-type="float" office:value="315323" calcext:value-type="float">
            <text:p>315323</text:p>
          </table:table-cell>
          <table:table-cell table:formula="of:=[$'315323'.C2]" office:value-type="float" office:value="762.95" calcext:value-type="float">
            <text:p>762,9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</text:p>
          </table:table-cell>
          <table:table-cell table:formula="of:=SUM([.B2:.B13])" office:value-type="float" office:value="88148.79" calcext:value-type="float">
            <text:p>88148,7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ohannes Bank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5" office:value-type="string" calcext:value-type="string">
            <text:p>Bank Verwaltung Johannes Bank <text:s text:c="2"/>Kontobesitzer: Johannes Bank</text:p>
          </table:table-cell>
          <table:table-cell table:style-name="ce15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Default" table:formula="of:=SUM([.C5:.I1000];)+[.M3]" office:value-type="float" office:value="-1233.96" calcext:value-type="float">
            <text:p>-1233,96</text:p>
          </table:table-cell>
          <table:table-cell table:style-name="Default" table:number-columns-repeated="6"/>
          <table:table-cell table:number-columns-repeated="5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Zinsausgaben</text:p>
          </table:table-cell>
          <table:table-cell table:formula="of:=SUM([.N6:.N1000])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summe</text:p>
          </table:table-cell>
          <table:table-cell table:number-columns-repeated="2"/>
        </table:table-row>
        <table:table-row table:style-name="ro5">
          <table:table-cell table:style-name="ce18" office:value-type="date" office:date-value="2021-01-30" calcext:value-type="date">
            <text:p>30.01.21</text:p>
          </table:table-cell>
          <table:table-cell table:style-name="ce18"/>
          <table:table-cell table:number-columns-repeated="6"/>
          <table:table-cell office:value-type="float" office:value="-1233.96" calcext:value-type="float">
            <text:p>-1.233,96</text:p>
          </table:table-cell>
          <table:table-cell office:value-type="string" calcext:value-type="string">
            <text:p>Kontostand alt</text:p>
          </table:table-cell>
          <table:table-cell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Betrag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0-SUM([$Jojo.O6];[$Polizei.O6];[$Elisa.O6];[$TSSK.Q6];[$Papa.O6];[$'315323'.O6])" office:value-type="float" office:value="0" calcext:value-type="float">
            <text:p>0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0-SUM([$Jojo.O7];[$Polizei.O7];[$Elisa.O7];[$TSSK.Q7];[$Papa.O7];[$'315323'.O7])" office:value-type="float" office:value="0" calcext:value-type="float">
            <text:p>0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formula="of:=0-SUM([$Jojo.O8];[$Polizei.O8];[$Elisa.O8];[$TSSK.Q8];[$Papa.O8];[$'315323'.O8])" office:value-type="float" office:value="0" calcext:value-type="float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0-SUM([$Jojo.O9];[$Polizei.O9];[$Elisa.O9];[$TSSK.Q9];[$Papa.O9];[$'315323'.O9])" office:value-type="float" office:value="0" calcext:value-type="float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0-SUM([$Jojo.O10];[$Polizei.O10];[$Elisa.O10];[$TSSK.Q10];[$Papa.O10];[$'315323'.O10])" office:value-type="float" office:value="0" calcext:value-type="float">
            <text:p>0,00 €</text:p>
          </table:table-cell>
        </table:table-row>
        <table:table-row table:style-name="ro5">
          <table:table-cell table:style-name="ce8" office:value-type="string" calcext:value-type="string">
            <text:p>2-2021</text:p>
          </table:table-cell>
          <table:table-cell table:number-columns-repeated="9"/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34" table:formula="of:=0-SUM([$Jojo.O11];[$Polizei.O11];[$Elisa.O11];[$TSSK.Q11];[$Papa.O11];[$'315323'.O11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34" table:formula="of:=0-SUM([$Jojo.O12];[$Polizei.O12];[$Elisa.O12];[$TSSK.Q12];[$Papa.O12];[$'315323'.O12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34" table:formula="of:=0-SUM([$Jojo.O13];[$Polizei.O13];[$Elisa.O13];[$TSSK.Q13];[$Papa.O13];[$'315323'.O13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34" table:formula="of:=0-SUM([$Jojo.O14];[$Polizei.O14];[$Elisa.O14];[$TSSK.Q14];[$Papa.O14];[$'315323'.O14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34" table:formula="of:=0-SUM([$Jojo.O15];[$Polizei.O15];[$Elisa.O15];[$TSSK.Q15];[$Papa.O15];[$'315323'.O15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style-name="ce9" office:value-type="string" calcext:value-type="string">
            <text:p>3-2021</text:p>
          </table:table-cell>
          <table:table-cell table:number-columns-repeated="9"/>
          <table:table-cell table:style-name="ce6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34" table:formula="of:=0-SUM([$Jojo.O16];[$Polizei.O16];[$Elisa.O16];[$TSSK.Q16];[$Papa.O16];[$'315323'.O16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17];[$Polizei.O17];[$Elisa.O17];[$TSSK.Q17];[$Papa.O17];[$'315323'.O17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18];[$Polizei.O18];[$Elisa.O18];[$TSSK.Q18];[$Papa.O18];[$'315323'.O18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19];[$Polizei.O19];[$Elisa.O19];[$TSSK.Q19];[$Papa.O19];[$'315323'.O19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0];[$Polizei.O20];[$Elisa.O20];[$TSSK.Q20];[$Papa.O20];[$'315323'.O20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style-name="ce9" office:value-type="string" calcext:value-type="string">
            <text:p>4-2021</text:p>
          </table:table-cell>
          <table:table-cell table:number-columns-repeated="9"/>
          <table:table-cell table:style-name="ce6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1];[$Polizei.O21];[$Elisa.O21];[$TSSK.Q21];[$Papa.O21];[$'315323'.O21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2];[$Polizei.O22];[$Elisa.O22];[$TSSK.Q22];[$Papa.O22];[$'315323'.O22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3];[$Polizei.O23];[$Elisa.O23];[$TSSK.Q23];[$Papa.O23];[$'315323'.O23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4];[$Polizei.O24];[$Elisa.O24];[$TSSK.Q24];[$Papa.O24];[$'315323'.O24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5];[$Polizei.O25];[$Elisa.O25];[$TSSK.Q25];[$Papa.O25];[$'315323'.O25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style-name="ce8" office:value-type="string" calcext:value-type="string">
            <text:p>5-2021</text:p>
          </table:table-cell>
          <table:table-cell table:number-columns-repeated="9"/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6];[$Polizei.O26];[$Elisa.O26];[$TSSK.Q26];[$Papa.O26];[$'315323'.O26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7];[$Polizei.O27];[$Elisa.O27];[$TSSK.Q27];[$Papa.O27];[$'315323'.O27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0"/>
          <table:table-cell table:style-name="ce6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34" table:formula="of:=0-SUM([$Jojo.O28];[$Polizei.O28];[$Elisa.O28];[$TSSK.Q28];[$Papa.O28];[$'315323'.O28])" office:value-type="currency" office:currency="EUR" office:value="0" calcext:value-type="currency">
            <text:p>0,00 €</text:p>
          </table:table-cell>
        </table:table-row>
        <table:table-row table:style-name="ro5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formula="of:=0-SUM([$Jojo.O29];[$Polizei.O29];[$Elisa.O29];[$TSSK.Q29];[$Papa.O29];[$'315323'.O29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formula="of:=0-SUM([$Jojo.O30];[$Polizei.O30];[$Elisa.O30];[$TSSK.Q30];[$Papa.O30];[$'315323'.O30])" office:value-type="float" office:value="0" calcext:value-type="float">
            <text:p>0</text:p>
          </table:table-cell>
        </table:table-row>
        <table:table-row table:style-name="ro5">
          <table:table-cell table:style-name="ce9" office:value-type="string" calcext:value-type="string">
            <text:p>6-202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formula="of:=0-SUM([$Jojo.O31];[$Polizei.O31];[$Elisa.O31];[$TSSK.Q31];[$Papa.O31];[$'315323'.O31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table:formula="of:=0-SUM([$Jojo.O32];[$Polizei.O32];[$Elisa.O32];[$TSSK.Q32];[$Papa.O32];[$'315323'.O32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table:formula="of:=0-SUM([$Jojo.O33];[$Polizei.O33];[$Elisa.O33];[$TSSK.Q33];[$Papa.O33];[$'315323'.O33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table:formula="of:=0-SUM([$Jojo.O34];[$Polizei.O34];[$Elisa.O34];[$TSSK.Q34];[$Papa.O34];[$'315323'.O34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table:formula="of:=0-SUM([$Jojo.O35];[$Polizei.O35];[$Elisa.O35];[$TSSK.Q35];[$Papa.O35];[$'315323'.O35])" office:value-type="float" office:value="0" calcext:value-type="float">
            <text:p>0</text:p>
          </table:table-cell>
        </table:table-row>
        <table:table-row table:style-name="ro5">
          <table:table-cell table:style-name="ce9" office:value-type="string" calcext:value-type="string">
            <text:p>7-202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table:formula="of:=0-SUM([$Jojo.O36];[$Polizei.O36];[$Elisa.O36];[$TSSK.Q36];[$Papa.O36];[$'315323'.O36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table:formula="of:=0-SUM([$Jojo.O37];[$Polizei.O37];[$Elisa.O37];[$TSSK.Q37];[$Papa.O37];[$'315323'.O37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table:formula="of:=0-SUM([$Jojo.O38];[$Polizei.O38];[$Elisa.O38];[$TSSK.Q38];[$Papa.O38];[$'315323'.O38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table:formula="of:=0-SUM([$Jojo.O39];[$Polizei.O39];[$Elisa.O39];[$TSSK.Q39];[$Papa.O39];[$'315323'.O39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table:formula="of:=0-SUM([$Jojo.O40];[$Polizei.O40];[$Elisa.O40];[$TSSK.Q40];[$Papa.O40];[$'315323'.O40])" office:value-type="float" office:value="0" calcext:value-type="float">
            <text:p>0</text:p>
          </table:table-cell>
        </table:table-row>
        <table:table-row table:style-name="ro5">
          <table:table-cell table:style-name="ce9" office:value-type="string" calcext:value-type="string">
            <text:p>8-20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table:formula="of:=0-SUM([$Jojo.O41];[$Polizei.O41];[$Elisa.O41];[$TSSK.Q41];[$Papa.O41];[$'315323'.O41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formula="of:=0-SUM([$Jojo.O42];[$Polizei.O42];[$Elisa.O42];[$TSSK.Q42];[$Papa.O42];[$'315323'.O42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table:formula="of:=0-SUM([$Jojo.O43];[$Polizei.O43];[$Elisa.O43];[$TSSK.Q43];[$Papa.O43];[$'315323'.O43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table:formula="of:=0-SUM([$Jojo.O44];[$Polizei.O44];[$Elisa.O44];[$TSSK.Q44];[$Papa.O44];[$'315323'.O44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0-SUM([$Jojo.O45];[$Polizei.O45];[$Elisa.O45];[$TSSK.Q45];[$Papa.O45];[$'315323'.O45])" office:value-type="float" office:value="0" calcext:value-type="float">
            <text:p>0</text:p>
          </table:table-cell>
        </table:table-row>
        <table:table-row table:style-name="ro5">
          <table:table-cell table:style-name="ce9" office:value-type="string" calcext:value-type="string">
            <text:p>9-202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table:formula="of:=0-SUM([$Jojo.O46];[$Polizei.O46];[$Elisa.O46];[$TSSK.Q46];[$Papa.O46];[$'315323'.O46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0-SUM([$Jojo.O47];[$Polizei.O47];[$Elisa.O47];[$TSSK.Q47];[$Papa.O47];[$'315323'.O47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table:formula="of:=0-SUM([$Jojo.O48];[$Polizei.O48];[$Elisa.O48];[$TSSK.Q48];[$Papa.O48];[$'315323'.O48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4" calcext:value-type="float">
            <text:p>2024</text:p>
          </table:table-cell>
          <table:table-cell table:formula="of:=0-SUM([$Jojo.O49];[$Polizei.O49];[$Elisa.O49];[$TSSK.Q49];[$Papa.O49];[$'315323'.O49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table:formula="of:=0-SUM([$Jojo.O50];[$Polizei.O50];[$Elisa.O50];[$TSSK.Q50];[$Papa.O50];[$'315323'.O50])" office:value-type="float" office:value="0" calcext:value-type="float">
            <text:p>0</text:p>
          </table:table-cell>
        </table:table-row>
        <table:table-row table:style-name="ro5">
          <table:table-cell table:style-name="ce9" office:value-type="string" calcext:value-type="string">
            <text:p>10-202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table:formula="of:=0-SUM([$Jojo.O51];[$Polizei.O51];[$Elisa.O51];[$TSSK.Q51];[$Papa.O51];[$'315323'.O51])" office:value-type="float" office:value="0" calcext:value-type="float">
            <text:p>0</text:p>
          </table:table-cell>
        </table:table-row>
        <table:table-row table:style-name="ro5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formula="of:=0-SUM([$Jojo.O52];[$Polizei.O52];[$Elisa.O52];[$TSSK.Q52];[$Papa.O52];[$'315323'.O52])" office:value-type="float" office:value="0" calcext:value-type="float">
            <text:p>0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5">
          <table:table-cell table:style-name="ce9" office:value-type="string" calcext:value-type="string">
            <text:p>11-2021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2-2021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1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2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3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4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5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6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7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8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9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0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1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2-2022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1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2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3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4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5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6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7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8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9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0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1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2-2023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1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2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3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4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8" office:value-type="string" calcext:value-type="string">
            <text:p>5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6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7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8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9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0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1-2024</text:p>
          </table:table-cell>
          <table:table-cell table:number-columns-repeated="13"/>
        </table:table-row>
        <table:table-row table:style-name="ro5" table:number-rows-repeated="4">
          <table:table-cell table:number-columns-repeated="14"/>
        </table:table-row>
        <table:table-row table:style-name="ro5">
          <table:table-cell table:style-name="ce9" office:value-type="string" calcext:value-type="string">
            <text:p>12-2024</text:p>
          </table:table-cell>
          <table:table-cell table:number-columns-repeated="13"/>
        </table:table-row>
        <table:table-row table:style-name="ro5" table:number-rows-repeated="239">
          <table:table-cell table:number-columns-repeated="14"/>
        </table:table-row>
        <table:table-row table:style-name="ro2" table:number-rows-repeated="251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Jojo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5" table:default-cell-style-name="ce34"/>
        <table:table-column table:style-name="co13" table:number-columns-repeated="2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13" table:default-cell-style-name="ce35"/>
        <table:table-column table:style-name="co13" table:number-columns-repeated="2" table:default-cell-style-name="ce29"/>
        <table:table-column table:style-name="co13" table:number-columns-repeated="45" table:default-cell-style-name="Default"/>
        <table:table-row table:style-name="ro6">
          <table:table-cell table:style-name="ce21" office:value-type="string" calcext:value-type="string">
            <text:p>Jojo Konto Johannes Bank <text:s text:c="2"/>Kontobesitzer: Johannes Simonetto</text:p>
          </table:table-cell>
          <table:table-cell table:style-name="ce21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45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Default" table:formula="of:=SUM([.C5:.I1000];[.O6:.O1000])" office:value-type="float" office:value="83740.84" calcext:value-type="float">
            <text:p>83740,84</text:p>
          </table:table-cell>
          <table:table-cell table:style-name="Default"/>
          <table:table-cell table:style-name="ce18" table:formula="of:=TODAY()" office:value-type="date" office:date-value="2021-03-02" calcext:value-type="date">
            <text:p>02.03.21</text:p>
          </table:table-cell>
          <table:table-cell table:style-name="Default" table:formula="of:=TEXT([.E2];&quot;MMMM&quot;)" office:value-type="string" office:string-value="März" calcext:value-type="string">
            <text:p>März</text:p>
          </table:table-cell>
          <table:table-cell table:style-name="ce13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3" calcext:value-type="string">
            <text:p>3</text:p>
          </table:table-cell>
          <table:table-cell table:style-name="Default" table:formula="of:=TEXT([.E2];&quot;JJJJ&quot;)" office:value-type="string" office:string-value="2021" calcext:value-type="string">
            <text:p>2021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45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45"/>
        </table:table-row>
        <table:table-row table:style-name="ro6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: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5"/>
        </table:table-row>
        <table:table-row table:style-name="ro5">
          <table:table-cell table:style-name="ce18" office:value-type="date" office:date-value="2021-01-30" calcext:value-type="date">
            <text:p>30.01.21</text:p>
          </table:table-cell>
          <table:table-cell table:style-name="ce18"/>
          <table:table-cell table:number-columns-repeated="6"/>
          <table:table-cell office:value-type="currency" office:currency="EUR" office:value="26843.29" calcext:value-type="currency">
            <text:p>26.843,29 €</text:p>
          </table:table-cell>
          <table:table-cell office:value-type="string" calcext:value-type="string">
            <text:p>Kontostand alt</text:p>
          </table:table-cell>
          <table:table-cell office:value-type="string" calcext:value-type="string">
            <text:p>War/Ist(1)/Nicht(Falsch)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style-name="Default" office:value-type="string" calcext:value-type="string" table:number-columns-spanned="3" table:number-rows-spanned="1">
            <text:p>Zur Berechnung</text:p>
          </table:table-cell>
          <table:covered-table-cell table:number-columns-repeated="2" table:style-name="Default"/>
          <table:table-cell table:number-columns-repeated="45"/>
        </table:table-row>
        <table:table-row table:style-name="ro5">
          <table:table-cell table:style-name="ce18" office:value-type="date" office:date-value="2021-01-31" calcext:value-type="date">
            <text:p>31.01.21</text:p>
          </table:table-cell>
          <table:table-cell office:value-type="float" office:value="315323" calcext:value-type="float">
            <text:p>315323</text:p>
          </table:table-cell>
          <table:table-cell office:value-type="currency" office:currency="EUR" office:value="90" calcext:value-type="currency">
            <text:p>90,00 €</text:p>
          </table:table-cell>
          <table:table-cell table:number-columns-repeated="7"/>
          <table:table-cell table:formula="of:=[$Übersicht.K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formula="of:=IF([$Übersicht.K4]&gt;[.Q6];[.R6];0)" office:value-type="currency" office:currency="EUR" office:value="26933.29" calcext:value-type="currency">
            <text:p>26.933,29 €</text:p>
          </table:table-cell>
          <table:table-cell table:formula="of:=[.N6]*[.Q4]" office:value-type="currency" office:currency="EUR" office:value="0" calcext:value-type="currency">
            <text:p>0,00 €</text:p>
          </table:table-cell>
          <table:table-cell table:formula="of:=[.N6]+[.O6]" office:value-type="currency" office:currency="EUR" office:value="26933.29" calcext:value-type="currency">
            <text:p>26.933,2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6" table:formula="of:=[.S6]" office:value-type="currency" office:currency="EUR" office:value="26933.29" calcext:value-type="currency">
            <text:p>26.933,29 €</text:p>
          </table:table-cell>
          <table:table-cell table:style-name="ce36" table:formula="of:=SUM([.C5:.I10])" office:value-type="currency" office:currency="EUR" office:value="26933.29" calcext:value-type="currency">
            <text:p>26.933,29 €</text:p>
          </table:table-cell>
          <table:table-cell table:number-columns-repeated="45"/>
        </table:table-row>
        <table:table-row table:style-name="ro5">
          <table:table-cell table:number-columns-repeated="10"/>
          <table:table-cell table:style-name="ce14" table:formula="of:=[$Übersicht.K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formula="of:=IF([$Übersicht.K5]&gt;[.Q7];[.R7];0)" office:value-type="currency" office:currency="EUR" office:value="26740.84" calcext:value-type="currency">
            <text:p>26.740,84 €</text:p>
          </table:table-cell>
          <table:table-cell table:formula="of:=[.N7]*[.Q4]" office:value-type="currency" office:currency="EUR" office:value="0" calcext:value-type="currency">
            <text:p>0,00 €</text:p>
          </table:table-cell>
          <table:table-cell table:formula="of:=[.N7]+[.O7]" office:value-type="currency" office:currency="EUR" office:value="26740.84" calcext:value-type="currency">
            <text:p>26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7]+[.P6]" office:value-type="currency" office:currency="EUR" office:value="26740.84" calcext:value-type="currency">
            <text:p>26.740,84 €</text:p>
          </table:table-cell>
          <table:table-cell table:formula="of:=SUM([.C12:.I15])" office:value-type="currency" office:currency="EUR" office:value="-192.449999999997" calcext:value-type="currency">
            <text:p>-192,45 €</text:p>
          </table:table-cell>
          <table:table-cell table:number-columns-repeated="45"/>
        </table:table-row>
        <table:table-row table:style-name="ro5">
          <table:table-cell table:number-columns-repeated="10"/>
          <table:table-cell table:style-name="ce14" table:formula="of:=[$Übersicht.K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34" table:formula="of:=IF([$Übersicht.K6]&gt;[.Q8];[.R8];0)" office:value-type="currency" office:currency="EUR" office:value="83740.84" calcext:value-type="currency">
            <text:p>83.740,84 €</text:p>
          </table:table-cell>
          <table:table-cell table:style-name="ce34" table:formula="of:=[.N8]*[.Q4]" office:value-type="currency" office:currency="EUR" office:value="0" calcext:value-type="currency">
            <text:p>0,00 €</text:p>
          </table:table-cell>
          <table:table-cell table:style-name="ce34" table:formula="of:=[.N8]+[.O8]" office:value-type="currency" office:currency="EUR" office:value="83740.84" calcext:value-type="currency">
            <text:p>83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34" table:formula="of:=[.S8]+[.P7]" office:value-type="currency" office:currency="EUR" office:value="83740.84" calcext:value-type="currency">
            <text:p>83.740,84 €</text:p>
          </table:table-cell>
          <table:table-cell table:style-name="ce34" table:formula="of:=SUM([.C17:.I20])" office:value-type="currency" office:currency="EUR" office:value="57000" calcext:value-type="currency">
            <text:p>57.000,00 €</text:p>
          </table:table-cell>
          <table:table-cell table:number-columns-repeated="45"/>
        </table:table-row>
        <table:table-row table:style-name="ro5">
          <table:table-cell table:number-columns-repeated="10"/>
          <table:table-cell table:style-name="ce14" table:formula="of:=[$Übersicht.K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formula="of:=IF([$Übersicht.K7]&gt;[.Q9];[.R9];0)" office:value-type="currency" office:currency="EUR" office:value="83740.84" calcext:value-type="currency">
            <text:p>83.740,84 €</text:p>
          </table:table-cell>
          <table:table-cell table:formula="of:=[.N9]*[.Q4]" office:value-type="currency" office:currency="EUR" office:value="0" calcext:value-type="currency">
            <text:p>0,00 €</text:p>
          </table:table-cell>
          <table:table-cell table:formula="of:=[.N9]+[.O9]" office:value-type="currency" office:currency="EUR" office:value="83740.84" calcext:value-type="currency">
            <text:p>83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9]+[.P8]" office:value-type="currency" office:currency="EUR" office:value="83740.84" calcext:value-type="currency">
            <text:p>83.740,84 €</text:p>
          </table:table-cell>
          <table:table-cell table:formula="of:=SUM([.C22:.I25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5">
          <table:table-cell table:number-columns-repeated="10"/>
          <table:table-cell table:style-name="ce14" table:formula="of:=[$Übersicht.K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formula="of:=IF([$Übersicht.K8]&gt;[.Q10];[.R10];0)" office:value-type="currency" office:currency="EUR" office:value="83740.84" calcext:value-type="currency">
            <text:p>83.740,84 €</text:p>
          </table:table-cell>
          <table:table-cell table:formula="of:=[.N10]*[.Q4]" office:value-type="currency" office:currency="EUR" office:value="0" calcext:value-type="currency">
            <text:p>0,00 €</text:p>
          </table:table-cell>
          <table:table-cell table:formula="of:=[.N10]+[.O10]" office:value-type="currency" office:currency="EUR" office:value="83740.84" calcext:value-type="currency">
            <text:p>83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0]+[.P9]" office:value-type="currency" office:currency="EUR" office:value="83740.84" calcext:value-type="currency">
            <text:p>83.740,84 €</text:p>
          </table:table-cell>
          <table:table-cell table:style-name="ce37" table:formula="of:=SUM([.C27:.I30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5">
          <table:table-cell table:style-name="ce8" office:value-type="string" calcext:value-type="string">
            <text:p>2-2021</text:p>
          </table:table-cell>
          <table:table-cell table:number-columns-repeated="9"/>
          <table:table-cell table:style-name="ce14" table:formula="of:=[$Übersicht.K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formula="of:=IF([$Übersicht.K9]&gt;[.Q11];[.R11];0)" office:value-type="currency" office:currency="EUR" office:value="83740.84" calcext:value-type="currency">
            <text:p>83.740,84 €</text:p>
          </table:table-cell>
          <table:table-cell table:formula="of:=[.N11]*[.Q4]" office:value-type="currency" office:currency="EUR" office:value="0" calcext:value-type="currency">
            <text:p>0,00 €</text:p>
          </table:table-cell>
          <table:table-cell table:formula="of:=[.N11]+[.O11]" office:value-type="currency" office:currency="EUR" office:value="83740.84" calcext:value-type="currency">
            <text:p>83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1]+[.P10]" office:value-type="currency" office:currency="EUR" office:value="83740.84" calcext:value-type="currency">
            <text:p>83.740,84 €</text:p>
          </table:table-cell>
          <table:table-cell table:formula="of:=SUM([.C32:.I35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5">
          <table:table-cell table:style-name="ce18" office:value-type="date" office:date-value="2021-02-04" calcext:value-type="date">
            <text:p>04.02.21</text:p>
          </table:table-cell>
          <table:table-cell table:number-columns-repeated="3"/>
          <table:table-cell office:value-type="currency" office:currency="EUR" office:value="2.5" calcext:value-type="currency">
            <text:p>2,50 €</text:p>
          </table:table-cell>
          <table:table-cell/>
          <table:table-cell office:value-type="currency" office:currency="EUR" office:value="5.05" calcext:value-type="currency">
            <text:p>5,05 €</text:p>
          </table:table-cell>
          <table:table-cell table:number-columns-repeated="3"/>
          <table:table-cell table:style-name="ce14" table:formula="of:=[$Übersicht.K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formula="of:=IF([$Übersicht.K10]&gt;[.Q12];[.R12];0)" office:value-type="currency" office:currency="EUR" office:value="83740.84" calcext:value-type="currency">
            <text:p>83.740,84 €</text:p>
          </table:table-cell>
          <table:table-cell table:formula="of:=[.N12]*[.Q4]" office:value-type="currency" office:currency="EUR" office:value="0" calcext:value-type="currency">
            <text:p>0,00 €</text:p>
          </table:table-cell>
          <table:table-cell table:formula="of:=[.N12]+[.O12]" office:value-type="currency" office:currency="EUR" office:value="83740.84" calcext:value-type="currency">
            <text:p>83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2]+[.P11]" office:value-type="currency" office:currency="EUR" office:value="83740.84" calcext:value-type="currency">
            <text:p>83.740,84 €</text:p>
          </table:table-cell>
          <table:table-cell table:formula="of:=SUM([.C37:.I40])" office:value-type="currency" office:currency="EUR" office:value="0" calcext:value-type="currency">
            <text:p>0,00 €</text:p>
          </table:table-cell>
          <table:table-cell table:number-columns-repeated="45"/>
        </table:table-row>
        <table:table-row table:style-name="ro5">
          <table:table-cell table:style-name="ce18" office:value-type="date" office:date-value="2021-02-17" calcext:value-type="date">
            <text:p>17.02.21</text:p>
          </table:table-cell>
          <table:table-cell table:number-columns-repeated="2"/>
          <table:table-cell office:value-type="currency" office:currency="EUR" office:value="-200" calcext:value-type="currency">
            <text:p>-200,00 €</text:p>
          </table:table-cell>
          <table:table-cell table:number-columns-repeated="5"/>
          <table:table-cell office:value-type="string" calcext:value-type="string">
            <text:p>Kellerschrank</text:p>
          </table:table-cell>
          <table:table-cell table:style-name="ce14" table:formula="of:=[$Übersicht.K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formula="of:=IF([$Übersicht.K11]&gt;[.Q13];[.R13];0)" office:value-type="currency" office:currency="EUR" office:value="83740.84" calcext:value-type="currency">
            <text:p>83.740,84 €</text:p>
          </table:table-cell>
          <table:table-cell table:formula="of:=[.N13]*[.Q4]" office:value-type="currency" office:currency="EUR" office:value="0" calcext:value-type="currency">
            <text:p>0,00 €</text:p>
          </table:table-cell>
          <table:table-cell table:formula="of:=[.N13]+[.O13]" office:value-type="currency" office:currency="EUR" office:value="83740.84" calcext:value-type="currency">
            <text:p>83.740,8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3]+[.P12]" office:value-type="currency" office:currency="EUR" office:value="83740.84" calcext:value-type="currency">
            <text:p>83.740,84 €</text:p>
          </table:table-cell>
          <table:table-cell table:number-columns-repeated="46"/>
        </table:table-row>
        <table:table-row table:style-name="ro5">
          <table:table-cell table:style-name="ce18" office:value-type="date" office:date-value="2021-02-06" calcext:value-type="date">
            <text:p>06.02.21</text:p>
          </table:table-cell>
          <table:table-cell table:number-columns-repeated="5"/>
          <table:table-cell office:value-type="currency" office:currency="EUR" office:value="50000" calcext:value-type="currency">
            <text:p>50.000,00 €</text:p>
          </table:table-cell>
          <table:table-cell office:value-type="currency" office:currency="EUR" office:value="-50000" calcext:value-type="currency">
            <text:p>-50.000,00 €</text:p>
          </table:table-cell>
          <table:table-cell/>
          <table:table-cell office:value-type="string" calcext:value-type="string">
            <text:p>Rückgängig</text:p>
          </table:table-cell>
          <table:table-cell table:style-name="ce14" table:formula="of:=[$Übersicht.K1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formula="of:=IF([$Übersicht.K12]&gt;[.Q14];[.R14];0)" office:value-type="currency" office:currency="EUR" office:value="0" calcext:value-type="currency">
            <text:p>0,00 €</text:p>
          </table:table-cell>
          <table:table-cell table:formula="of:=[.N14]*[.Q4]" office:value-type="currency" office:currency="EUR" office:value="0" calcext:value-type="currency">
            <text:p>0,00 €</text:p>
          </table:table-cell>
          <table:table-cell table:formula="of:=[.N14]+[.O1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4]+[.P13]" office:value-type="currency" office:currency="EUR" office:value="83740.84" calcext:value-type="currency">
            <text:p>83.740,84 €</text:p>
          </table:table-cell>
          <table:table-cell table:number-columns-repeated="46"/>
        </table:table-row>
        <table:table-row table:style-name="ro5">
          <table:table-cell table:style-name="ce18" office:value-type="date" office:date-value="2021-02-07" calcext:value-type="date">
            <text:p>07.02.21</text:p>
          </table:table-cell>
          <table:table-cell table:number-columns-repeated="5"/>
          <table:table-cell office:value-type="currency" office:currency="EUR" office:value="10000" calcext:value-type="currency">
            <text:p>10.000,00 €</text:p>
          </table:table-cell>
          <table:table-cell office:value-type="currency" office:currency="EUR" office:value="-10000" calcext:value-type="currency">
            <text:p>-10.000,00 €</text:p>
          </table:table-cell>
          <table:table-cell/>
          <table:table-cell office:value-type="string" calcext:value-type="string">
            <text:p>Rückgängig</text:p>
          </table:table-cell>
          <table:table-cell table:style-name="ce14" table:formula="of:=[$Übersicht.K1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formula="of:=IF([$Übersicht.K13]&gt;[.Q15];[.R15];0)" office:value-type="currency" office:currency="EUR" office:value="0" calcext:value-type="currency">
            <text:p>0,00 €</text:p>
          </table:table-cell>
          <table:table-cell table:formula="of:=[.N15]*[.Q4]" office:value-type="currency" office:currency="EUR" office:value="0" calcext:value-type="currency">
            <text:p>0,00 €</text:p>
          </table:table-cell>
          <table:table-cell table:formula="of:=[.N15]+[.O1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5]+[.P14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45"/>
        </table:table-row>
        <table:table-row table:style-name="ro5">
          <table:table-cell table:style-name="ce9" office:value-type="string" calcext:value-type="string">
            <text:p>3-2021</text:p>
          </table:table-cell>
          <table:table-cell table:number-columns-repeated="9"/>
          <table:table-cell table:style-name="ce14" table:formula="of:=[$Übersicht.K1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formula="of:=IF([$Übersicht.K14]&gt;[.Q16];[.R16];0)" office:value-type="currency" office:currency="EUR" office:value="0" calcext:value-type="currency">
            <text:p>0,00 €</text:p>
          </table:table-cell>
          <table:table-cell table:formula="of:=[.N16]*[.Q4]" office:value-type="currency" office:currency="EUR" office:value="0" calcext:value-type="currency">
            <text:p>0,00 €</text:p>
          </table:table-cell>
          <table:table-cell table:formula="of:=[.N16]+[.O1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6]+[.P15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style-name="ce18" office:value-type="date" office:date-value="2021-03-01" calcext:value-type="date">
            <text:p>01.03.21</text:p>
          </table:table-cell>
          <table:table-cell table:number-columns-repeated="3"/>
          <table:table-cell office:value-type="currency" office:currency="EUR" office:value="57000" calcext:value-type="currency">
            <text:p>57.000,00 €</text:p>
          </table:table-cell>
          <table:table-cell table:number-columns-repeated="5"/>
          <table:table-cell table:style-name="ce14" table:formula="of:=[$Übersicht.K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formula="of:=IF([$Übersicht.K15]&gt;[.Q17];[.R17];0)" office:value-type="currency" office:currency="EUR" office:value="0" calcext:value-type="currency">
            <text:p>0,00 €</text:p>
          </table:table-cell>
          <table:table-cell table:formula="of:=[.N17]*[.Q4]" office:value-type="currency" office:currency="EUR" office:value="0" calcext:value-type="currency">
            <text:p>0,00 €</text:p>
          </table:table-cell>
          <table:table-cell table:formula="of:=[.N17]+[.O1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7]+[.P16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formula="of:=IF([$Übersicht.K16]&gt;[.Q18];[.R18];0)" office:value-type="currency" office:currency="EUR" office:value="0" calcext:value-type="currency">
            <text:p>0,00 €</text:p>
          </table:table-cell>
          <table:table-cell table:formula="of:=[.N18]*[.Q4]" office:value-type="currency" office:currency="EUR" office:value="0" calcext:value-type="currency">
            <text:p>0,00 €</text:p>
          </table:table-cell>
          <table:table-cell table:formula="of:=[.N18]+[.O1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8]+[.P17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formula="of:=IF([$Übersicht.K17]&gt;[.Q19];[.R19];0)" office:value-type="currency" office:currency="EUR" office:value="0" calcext:value-type="currency">
            <text:p>0,00 €</text:p>
          </table:table-cell>
          <table:table-cell table:formula="of:=[.N19]*[.Q4]" office:value-type="currency" office:currency="EUR" office:value="0" calcext:value-type="currency">
            <text:p>0,00 €</text:p>
          </table:table-cell>
          <table:table-cell table:formula="of:=[.N19]+[.O19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19]+[.P18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1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formula="of:=IF([$Übersicht.K18]&gt;[.Q20];[.R20];0)" office:value-type="currency" office:currency="EUR" office:value="0" calcext:value-type="currency">
            <text:p>0,00 €</text:p>
          </table:table-cell>
          <table:table-cell table:formula="of:=[.N20]*[.Q4]" office:value-type="currency" office:currency="EUR" office:value="0" calcext:value-type="currency">
            <text:p>0,00 €</text:p>
          </table:table-cell>
          <table:table-cell table:formula="of:=[.N20]+[.O20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0]+[.P19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45"/>
        </table:table-row>
        <table:table-row table:style-name="ro5">
          <table:table-cell table:style-name="ce9" office:value-type="string" calcext:value-type="string">
            <text:p>4-2021</text:p>
          </table:table-cell>
          <table:table-cell table:number-columns-repeated="9"/>
          <table:table-cell table:style-name="ce14" table:formula="of:=[$Übersicht.K1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formula="of:=IF([$Übersicht.K19]&gt;[.Q21];[.R21];0)" office:value-type="currency" office:currency="EUR" office:value="0" calcext:value-type="currency">
            <text:p>0,00 €</text:p>
          </table:table-cell>
          <table:table-cell table:formula="of:=[.N21]*[.Q4]" office:value-type="currency" office:currency="EUR" office:value="0" calcext:value-type="currency">
            <text:p>0,00 €</text:p>
          </table:table-cell>
          <table:table-cell table:formula="of:=[.N21]+[.O21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1]+[.P20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2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formula="of:=IF([$Übersicht.K20]&gt;[.Q22];[.R22];0)" office:value-type="currency" office:currency="EUR" office:value="0" calcext:value-type="currency">
            <text:p>0,00 €</text:p>
          </table:table-cell>
          <table:table-cell table:formula="of:=[.N22]*[.Q4]" office:value-type="currency" office:currency="EUR" office:value="0" calcext:value-type="currency">
            <text:p>0,00 €</text:p>
          </table:table-cell>
          <table:table-cell table:formula="of:=[.N22]+[.O2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2]+[.P21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2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formula="of:=IF([$Übersicht.K21]&gt;[.Q23];[.R23];0)" office:value-type="currency" office:currency="EUR" office:value="0" calcext:value-type="currency">
            <text:p>0,00 €</text:p>
          </table:table-cell>
          <table:table-cell table:formula="of:=[.N23]*[.Q4]" office:value-type="currency" office:currency="EUR" office:value="0" calcext:value-type="currency">
            <text:p>0,00 €</text:p>
          </table:table-cell>
          <table:table-cell table:formula="of:=[.N23]+[.O23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3]+[.P22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formula="of:=IF([$Übersicht.K22]&gt;[.Q24];[.R24];0)" office:value-type="currency" office:currency="EUR" office:value="0" calcext:value-type="currency">
            <text:p>0,00 €</text:p>
          </table:table-cell>
          <table:table-cell table:formula="of:=[.N24]*[.Q4]" office:value-type="currency" office:currency="EUR" office:value="0" calcext:value-type="currency">
            <text:p>0,00 €</text:p>
          </table:table-cell>
          <table:table-cell table:formula="of:=[.N24]+[.O24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4]+[.P23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2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formula="of:=IF([$Übersicht.K23]&gt;[.Q25];[.R25];0)" office:value-type="currency" office:currency="EUR" office:value="0" calcext:value-type="currency">
            <text:p>0,00 €</text:p>
          </table:table-cell>
          <table:table-cell table:formula="of:=[.N25]*[.Q4]" office:value-type="currency" office:currency="EUR" office:value="0" calcext:value-type="currency">
            <text:p>0,00 €</text:p>
          </table:table-cell>
          <table:table-cell table:formula="of:=[.N25]+[.O25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5]+[.P24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45"/>
        </table:table-row>
        <table:table-row table:style-name="ro5">
          <table:table-cell table:style-name="ce8" office:value-type="string" calcext:value-type="string">
            <text:p>5-2021</text:p>
          </table:table-cell>
          <table:table-cell table:number-columns-repeated="9"/>
          <table:table-cell table:style-name="ce14" table:formula="of:=[$Übersicht.K2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formula="of:=IF([$Übersicht.K24]&gt;[.Q26];[.R26];0)" office:value-type="currency" office:currency="EUR" office:value="0" calcext:value-type="currency">
            <text:p>0,00 €</text:p>
          </table:table-cell>
          <table:table-cell table:formula="of:=[.N26]*[.Q4]" office:value-type="currency" office:currency="EUR" office:value="0" calcext:value-type="currency">
            <text:p>0,00 €</text:p>
          </table:table-cell>
          <table:table-cell table:formula="of:=[.N26]+[.O26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6]+[.P25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2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formula="of:=IF([$Übersicht.K25]&gt;[.Q27];[.R27];0)" office:value-type="currency" office:currency="EUR" office:value="0" calcext:value-type="currency">
            <text:p>0,00 €</text:p>
          </table:table-cell>
          <table:table-cell table:formula="of:=[.N27]*[.Q4]" office:value-type="currency" office:currency="EUR" office:value="0" calcext:value-type="currency">
            <text:p>0,00 €</text:p>
          </table:table-cell>
          <table:table-cell table:formula="of:=[.N27]+[.O27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7]+[.P26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>
          <table:table-cell table:number-columns-repeated="10"/>
          <table:table-cell table:style-name="ce14" table:formula="of:=[$Übersicht.K2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formula="of:=IF([$Übersicht.K26]&gt;[.Q28];[.R28];0)" office:value-type="currency" office:currency="EUR" office:value="0" calcext:value-type="currency">
            <text:p>0,00 €</text:p>
          </table:table-cell>
          <table:table-cell table:formula="of:=[.N28]*[.Q4]" office:value-type="currency" office:currency="EUR" office:value="0" calcext:value-type="currency">
            <text:p>0,00 €</text:p>
          </table:table-cell>
          <table:table-cell table:formula="of:=[.N28]+[.O28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S28]+[.P27]" office:value-type="currency" office:currency="EUR" office:value="0" calcext:value-type="currency">
            <text:p>0,00 €</text:p>
          </table:table-cell>
          <table:table-cell table:number-columns-repeated="4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style-name="ce9" office:value-type="string" calcext:value-type="string">
            <text:p>6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7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8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9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0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1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2-2021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1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2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3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4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5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6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7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8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9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0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1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2-2022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1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2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3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4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5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6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7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8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9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0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1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2-2023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1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2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3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4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8" office:value-type="string" calcext:value-type="string">
            <text:p>5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6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7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8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9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0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1-2024</text:p>
          </table:table-cell>
          <table:table-cell table:number-columns-repeated="63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style-name="ce9" office:value-type="string" calcext:value-type="string">
            <text:p>12-2024</text:p>
          </table:table-cell>
          <table:table-cell table:number-columns-repeated="63"/>
        </table:table-row>
        <table:table-row table:style-name="ro5" table:number-rows-repeated="1011">
          <table:table-cell table:number-columns-repeated="64"/>
        </table:table-row>
        <table:table-row table:style-name="ro2" table:number-rows-repeated="37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lizei" table:style-name="ta1">
        <table:table-column table:style-name="co11" table:default-cell-style-name="Default"/>
        <table:table-column table:style-name="co24" table:default-cell-style-name="Default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number-columns-repeated="2" table:default-cell-style-name="Default"/>
        <table:table-column table:style-name="co2" table:number-columns-repeated="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Polizei Konto Johannes Bank <text:s text:c="2"/>Kontobesitzer: Polizeipräsident</text:p>
          </table:table-cell>
          <table:table-cell table:style-name="ce15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Default" table:formula="of:=SUM([.C5:.I1000];[.O6:.O1000])" office:value-type="float" office:value="140.02" calcext:value-type="float">
            <text:p>140,02</text:p>
          </table:table-cell>
          <table:table-cell table:style-name="Default"/>
          <table:table-cell table:style-name="ce18" table:formula="of:=TODAY()" office:value-type="date" office:date-value="2021-03-02" calcext:value-type="date">
            <text:p>02.03.21</text:p>
          </table:table-cell>
          <table:table-cell table:style-name="Default" table:formula="of:=TEXT([.E2];&quot;MMMM&quot;)" office:value-type="string" office:string-value="März" calcext:value-type="string">
            <text:p>März</text:p>
          </table:table-cell>
          <table:table-cell table:style-name="ce13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3" calcext:value-type="string">
            <text:p>3</text:p>
          </table:table-cell>
          <table:table-cell table:style-name="Default" table:formula="of:=TEXT([.E2];&quot;JJJJ&quot;)" office:value-type="string" office:string-value="2021" calcext:value-type="string">
            <text:p>2021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en</text:p>
          </table:table-cell>
          <table:table-cell table:number-columns-repeated="3"/>
          <table:table-cell office:value-type="string" calcext:value-type="string">
            <text:p>Zinssatz:</text:p>
          </table:table-cell>
          <table:table-cell office:value-type="float" office:value="-0.33" calcext:value-type="float">
            <text:p>-0,33</text:p>
          </table:table-cell>
        </table:table-row>
        <table:table-row table:style-name="ro2">
          <table:table-cell table:style-name="ce18" office:value-type="date" office:date-value="2021-01-30" calcext:value-type="date">
            <text:p>30.01.21</text:p>
          </table:table-cell>
          <table:table-cell table:style-name="ce18"/>
          <table:table-cell table:number-columns-repeated="6"/>
          <table:table-cell office:value-type="float" office:value="140.02" calcext:value-type="float">
            <text:p>140,02</text:p>
          </table:table-cell>
          <table:table-cell office:value-type="string" calcext:value-type="string">
            <text:p>Kontostand alt</text:p>
          </table:table-cell>
          <table:table-cell office:value-type="string" calcext:value-type="string">
            <text:p>War/Ist(1)/Nicht(Falsch)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sende Geld</text:p>
          </table:table-cell>
          <table:table-cell office:value-type="string" calcext:value-type="string">
            <text:p>Zinsen</text:p>
          </table:table-cell>
          <table:table-cell office:value-type="string" calcext:value-type="string">
            <text:p>Kontostand neu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K6]=&quot;1&quot;;SUM([.B5:.I10]);&quot;0&quot;)" office:value-type="string" office:string-value="0" calcext:value-type="string">
            <text:p>0</text:p>
          </table:table-cell>
          <table:table-cell table:formula="of:=[.N6]*[.Q4]" office:value-type="float" office:value="-0" calcext:value-type="float">
            <text:p>0</text:p>
          </table:table-cell>
          <table:table-cell table:formula="of:=[.N6]+[.O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K7]=&quot;1&quot;;SUM([.B12:.I15]);&quot;0&quot;)" office:value-type="string" office:string-value="0" calcext:value-type="string">
            <text:p>0</text:p>
          </table:table-cell>
          <table:table-cell table:formula="of:=[.N7]*[.Q4]" office:value-type="float" office:value="-0" calcext:value-type="float">
            <text:p>0</text:p>
          </table:table-cell>
          <table:table-cell table:formula="of:=[.N7]+[.O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17:.I20];[.P7]);&quot;0&quot;)" office:value-type="string" office:string-value="0" calcext:value-type="string">
            <text:p>0</text:p>
          </table:table-cell>
          <table:table-cell table:formula="of:=[.N8]*[.Q4]" office:value-type="float" office:value="-0" calcext:value-type="float">
            <text:p>0</text:p>
          </table:table-cell>
          <table:table-cell table:formula="of:=[.N8]+[.O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9]=&quot;1&quot;; SUM([.B17:.I25];[.P8]);&quot;0&quot;)" office:value-type="string" office:string-value="0" calcext:value-type="string">
            <text:p>0</text:p>
          </table:table-cell>
          <table:table-cell table:formula="of:=[.N9]*[.Q4]" office:value-type="float" office:value="-0" calcext:value-type="float">
            <text:p>0</text:p>
          </table:table-cell>
          <table:table-cell table:formula="of:=[.N9]+[.O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10]=&quot;1&quot;;SUM([.B15:.I18];[.P9]);&quot;0&quot;)" office:value-type="string" office:string-value="0" calcext:value-type="string">
            <text:p>0</text:p>
          </table:table-cell>
          <table:table-cell table:formula="of:=[.N10]*[.Q4]" office:value-type="float" office:value="-0" calcext:value-type="float">
            <text:p>0</text:p>
          </table:table-cell>
          <table:table-cell table:formula="of:=[.N10]+[.O1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" office:value-type="string" calcext:value-type="string">
            <text:p>2-2021</text:p>
          </table:table-cell>
          <table:table-cell table:number-columns-repeated="9"/>
          <table:table-cell table:style-name="ce14" table:formula="of:=[$Übersicht.K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32:.I35];[.P10]);&quot;0&quot;)" office:value-type="string" office:string-value="0" calcext:value-type="string">
            <text:p>0</text:p>
          </table:table-cell>
          <table:table-cell table:formula="of:=[.N11]*[.Q4]" office:value-type="float" office:value="-0" calcext:value-type="float">
            <text:p>0</text:p>
          </table:table-cell>
          <table:table-cell table:formula="of:=[.N11]+[.O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37:.I40];[.P11]);&quot;0&quot;)" office:value-type="string" office:string-value="0" calcext:value-type="string">
            <text:p>0</text:p>
          </table:table-cell>
          <table:table-cell table:formula="of:=[.N12]*[.Q4]" office:value-type="float" office:value="-0" calcext:value-type="float">
            <text:p>0</text:p>
          </table:table-cell>
          <table:table-cell table:formula="of:=[.N12]+[.O1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42:.I45];[.P12]);&quot;0&quot;)" office:value-type="string" office:string-value="0" calcext:value-type="string">
            <text:p>0</text:p>
          </table:table-cell>
          <table:table-cell table:formula="of:=[.N13]*[.Q4]" office:value-type="float" office:value="-0" calcext:value-type="float">
            <text:p>0</text:p>
          </table:table-cell>
          <table:table-cell table:formula="of:=[.N13]+[.O1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47:.I50];[.P13]);&quot;0&quot;)" office:value-type="string" office:string-value="0" calcext:value-type="string">
            <text:p>0</text:p>
          </table:table-cell>
          <table:table-cell table:formula="of:=[.N14]*[.Q4]" office:value-type="float" office:value="-0" calcext:value-type="float">
            <text:p>0</text:p>
          </table:table-cell>
          <table:table-cell table:formula="of:=[.N14]+[.O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52:.I55];[.P14]);&quot;0&quot;)" office:value-type="string" office:string-value="0" calcext:value-type="string">
            <text:p>0</text:p>
          </table:table-cell>
          <table:table-cell table:formula="of:=[.N15]*[.Q4]" office:value-type="float" office:value="-0" calcext:value-type="float">
            <text:p>0</text:p>
          </table:table-cell>
          <table:table-cell table:formula="of:=[.N15]+[.O15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3-2021</text:p>
          </table:table-cell>
          <table:table-cell table:number-columns-repeated="9"/>
          <table:table-cell table:style-name="ce14" table:formula="of:=[$Übersicht.K1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57:.I60];[.P15]);&quot;0&quot;)" office:value-type="string" office:string-value="0" calcext:value-type="string">
            <text:p>0</text:p>
          </table:table-cell>
          <table:table-cell table:formula="of:=[.N16]*[.Q4]" office:value-type="float" office:value="-0" calcext:value-type="float">
            <text:p>0</text:p>
          </table:table-cell>
          <table:table-cell table:formula="of:=[.N16]+[.O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62:.I65];[.P16]);&quot;0&quot;)" office:value-type="string" office:string-value="0" calcext:value-type="string">
            <text:p>0</text:p>
          </table:table-cell>
          <table:table-cell table:formula="of:=[.N17]*[.Q4]" office:value-type="float" office:value="-0" calcext:value-type="float">
            <text:p>0</text:p>
          </table:table-cell>
          <table:table-cell table:formula="of:=[.N17]+[.O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67:.I70];[.P17]);&quot;0&quot;)" office:value-type="string" office:string-value="0" calcext:value-type="string">
            <text:p>0</text:p>
          </table:table-cell>
          <table:table-cell table:formula="of:=[.N18]*[.Q4]" office:value-type="float" office:value="-0" calcext:value-type="float">
            <text:p>0</text:p>
          </table:table-cell>
          <table:table-cell table:formula="of:=[.N18]+[.O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72:.I75];[.P18]);&quot;0&quot;)" office:value-type="string" office:string-value="0" calcext:value-type="string">
            <text:p>0</text:p>
          </table:table-cell>
          <table:table-cell table:formula="of:=[.N19]*[.Q4]" office:value-type="float" office:value="-0" calcext:value-type="float">
            <text:p>0</text:p>
          </table:table-cell>
          <table:table-cell table:formula="of:=[.N19]+[.O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77:.I80];[.P19]);&quot;0&quot;)" office:value-type="string" office:string-value="0" calcext:value-type="string">
            <text:p>0</text:p>
          </table:table-cell>
          <table:table-cell table:formula="of:=[.N20]*[.Q4]" office:value-type="float" office:value="-0" calcext:value-type="float">
            <text:p>0</text:p>
          </table:table-cell>
          <table:table-cell table:formula="of:=[.N20]+[.O2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4-2021</text:p>
          </table:table-cell>
          <table:table-cell table:number-columns-repeated="9"/>
          <table:table-cell table:style-name="ce14" table:formula="of:=[$Übersicht.K1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82:.I85];[.P20]);&quot;0&quot;)" office:value-type="string" office:string-value="0" calcext:value-type="string">
            <text:p>0</text:p>
          </table:table-cell>
          <table:table-cell table:formula="of:=[.N21]*[.Q4]" office:value-type="float" office:value="-0" calcext:value-type="float">
            <text:p>0</text:p>
          </table:table-cell>
          <table:table-cell table:formula="of:=[.N21]+[.O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87:.I90];[.P21]);&quot;0&quot;)" office:value-type="string" office:string-value="0" calcext:value-type="string">
            <text:p>0</text:p>
          </table:table-cell>
          <table:table-cell table:formula="of:=[.N22]*[.Q4]" office:value-type="float" office:value="-0" calcext:value-type="float">
            <text:p>0</text:p>
          </table:table-cell>
          <table:table-cell table:formula="of:=[.N22]+[.O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92:.I95];[.P22]);&quot;0&quot;)" office:value-type="string" office:string-value="0" calcext:value-type="string">
            <text:p>0</text:p>
          </table:table-cell>
          <table:table-cell table:formula="of:=[.N23]*[.Q4]" office:value-type="float" office:value="-0" calcext:value-type="float">
            <text:p>0</text:p>
          </table:table-cell>
          <table:table-cell table:formula="of:=[.N23]+[.O2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97:.I100];[.P23]);&quot;0&quot;)" office:value-type="string" office:string-value="0" calcext:value-type="string">
            <text:p>0</text:p>
          </table:table-cell>
          <table:table-cell table:formula="of:=[.N24]*[.Q4]" office:value-type="float" office:value="-0" calcext:value-type="float">
            <text:p>0</text:p>
          </table:table-cell>
          <table:table-cell table:formula="of:=[.N24]+[.O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SUM([.B102:.I105];[.P24]);&quot;0&quot;)" office:value-type="string" office:string-value="0" calcext:value-type="string">
            <text:p>0</text:p>
          </table:table-cell>
          <table:table-cell table:formula="of:=[.N25]*[.Q4]" office:value-type="float" office:value="-0" calcext:value-type="float">
            <text:p>0</text:p>
          </table:table-cell>
          <table:table-cell table:formula="of:=[.N25]+[.O25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" office:value-type="string" calcext:value-type="string">
            <text:p>5-2021</text:p>
          </table:table-cell>
          <table:table-cell table:number-columns-repeated="9"/>
          <table:table-cell table:style-name="ce14" table:formula="of:=[$Übersicht.K2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07:.I110];[.P25]);&quot;0&quot;)" office:value-type="string" office:string-value="0" calcext:value-type="string">
            <text:p>0</text:p>
          </table:table-cell>
          <table:table-cell table:formula="of:=[.N26]*[.Q4]" office:value-type="float" office:value="-0" calcext:value-type="float">
            <text:p>0</text:p>
          </table:table-cell>
          <table:table-cell table:formula="of:=[.N26]+[.O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12:.I115];[.P26]);&quot;0&quot;)" office:value-type="string" office:string-value="0" calcext:value-type="string">
            <text:p>0</text:p>
          </table:table-cell>
          <table:table-cell table:formula="of:=[.N27]*[.Q4]" office:value-type="float" office:value="-0" calcext:value-type="float">
            <text:p>0</text:p>
          </table:table-cell>
          <table:table-cell table:formula="of:=[.N27]+[.O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17:.I120];[.P27]);&quot;0&quot;)" office:value-type="string" office:string-value="0" calcext:value-type="string">
            <text:p>0</text:p>
          </table:table-cell>
          <table:table-cell table:formula="of:=[.N28]*[.Q4]" office:value-type="float" office:value="-0" calcext:value-type="float">
            <text:p>0</text:p>
          </table:table-cell>
          <table:table-cell table:formula="of:=[.N28]+[.O28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style-name="ce9" office:value-type="string" calcext:value-type="string">
            <text:p>6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4</text:p>
          </table:table-cell>
          <table:table-cell table:number-columns-repeated="16"/>
        </table:table-row>
        <table:table-row table:style-name="ro2" table:number-rows-repeated="27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Elisa" table:style-name="ta1">
        <table:table-column table:style-name="co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25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Elisa Konto Johannes Bank <text:s text:c="2"/>Kontobesitzer: Elisa Simonetto</text:p>
          </table:table-cell>
          <table:table-cell table:style-name="ce15"/>
          <table:table-cell table:number-columns-repeated="15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formula="of:=SUM([.C5:.I1000];[.O6:.O1000])" office:value-type="float" office:value="800.6" calcext:value-type="float">
            <text:p>800,6</text:p>
          </table:table-cell>
          <table:table-cell/>
          <table:table-cell table:style-name="ce18" table:formula="of:=TODAY()" office:value-type="date" office:date-value="2021-03-02" calcext:value-type="date">
            <text:p>02.03.21</text:p>
          </table:table-cell>
          <table:table-cell table:formula="of:=TEXT([.E2];&quot;MMMM&quot;)" office:value-type="string" office:string-value="März" calcext:value-type="string">
            <text:p>März</text:p>
          </table:table-cell>
          <table:table-cell table:style-name="ce13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3" calcext:value-type="string">
            <text:p>3</text:p>
          </table:table-cell>
          <table:table-cell table:formula="of:=TEXT([.E2];&quot;JJJJ&quot;)" office:value-type="string" office:string-value="2021" calcext:value-type="string">
            <text:p>2021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number-columns-repeated="14"/>
        </table:table-row>
        <table:table-row table:style-name="ro4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en</text:p>
          </table:table-cell>
          <table:table-cell table:number-columns-repeated="3"/>
          <table:table-cell office:value-type="string" calcext:value-type="string">
            <text:p>Zinssatz: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18" office:value-type="date" office:date-value="2021-01-29" calcext:value-type="date">
            <text:p>29.01.21</text:p>
          </table:table-cell>
          <table:table-cell table:style-name="ce18"/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3"/>
          <table:table-cell office:value-type="string" calcext:value-type="string">
            <text:p>War/Ist(1)/Nicht(Falsch)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sende Geld</text:p>
          </table:table-cell>
          <table:table-cell office:value-type="string" calcext:value-type="string">
            <text:p>Zinsen</text:p>
          </table:table-cell>
          <table:table-cell office:value-type="string" calcext:value-type="string">
            <text:p>Kontostand neu</text:p>
          </table:table-cell>
          <table:table-cell/>
        </table:table-row>
        <table:table-row table:style-name="ro2">
          <table:table-cell table:style-name="ce18" office:value-type="date" office:date-value="2021-01-30" calcext:value-type="date">
            <text:p>30.01.21</text:p>
          </table:table-cell>
          <table:table-cell table:number-columns-repeated="7"/>
          <table:table-cell office:value-type="float" office:value="397.26" calcext:value-type="float">
            <text:p>397,26</text:p>
          </table:table-cell>
          <table:table-cell office:value-type="string" calcext:value-type="string">
            <text:p>Kontostand alt</text:p>
          </table:table-cell>
          <table:table-cell table:style-name="ce14" table:formula="of:=[$Übersicht.K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K6]=&quot;1&quot;;SUM([.C5:.I10]);&quot;0&quot;)" office:value-type="string" office:string-value="0" calcext:value-type="string">
            <text:p>0</text:p>
          </table:table-cell>
          <table:table-cell table:formula="of:=[.N6]*[.Q4]" office:value-type="float" office:value="0" calcext:value-type="float">
            <text:p>0</text:p>
          </table:table-cell>
          <table:table-cell table:formula="of:=[.N6]+[.O6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8" office:value-type="date" office:date-value="2021-01-31" calcext:value-type="date">
            <text:p>31.01.21</text:p>
          </table:table-cell>
          <table:table-cell office:value-type="float" office:value="315323" calcext:value-type="float">
            <text:p>315323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style-name="ce14" table:formula="of:=[$Übersicht.K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K7]=&quot;1&quot;;SUM([.B12:.I15]);&quot;0&quot;)" office:value-type="string" office:string-value="0" calcext:value-type="string">
            <text:p>0</text:p>
          </table:table-cell>
          <table:table-cell table:formula="of:=[.N7]*[.Q4]" office:value-type="float" office:value="0" calcext:value-type="float">
            <text:p>0</text:p>
          </table:table-cell>
          <table:table-cell table:formula="of:=[.N7]+[.O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17:.I20];[.P7]);&quot;0&quot;)" office:value-type="string" office:string-value="0" calcext:value-type="string">
            <text:p>0</text:p>
          </table:table-cell>
          <table:table-cell table:formula="of:=[.N8]*[.Q4]" office:value-type="float" office:value="0" calcext:value-type="float">
            <text:p>0</text:p>
          </table:table-cell>
          <table:table-cell table:formula="of:=[.N8]+[.O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9]=&quot;1&quot;; SUM([.B17:.I25];[.P8]);&quot;0&quot;)" office:value-type="string" office:string-value="0" calcext:value-type="string">
            <text:p>0</text:p>
          </table:table-cell>
          <table:table-cell table:formula="of:=[.N9]*[.Q4]" office:value-type="float" office:value="0" calcext:value-type="float">
            <text:p>0</text:p>
          </table:table-cell>
          <table:table-cell table:formula="of:=[.N9]+[.O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10]=&quot;1&quot;;SUM([.B15:.I18];[.P9]);&quot;0&quot;)" office:value-type="string" office:string-value="0" calcext:value-type="string">
            <text:p>0</text:p>
          </table:table-cell>
          <table:table-cell table:formula="of:=[.N10]*[.Q4]" office:value-type="float" office:value="0" calcext:value-type="float">
            <text:p>0</text:p>
          </table:table-cell>
          <table:table-cell table:formula="of:=[.N10]+[.O1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" office:value-type="string" calcext:value-type="string">
            <text:p>2-2021</text:p>
          </table:table-cell>
          <table:table-cell table:number-columns-repeated="9"/>
          <table:table-cell table:style-name="ce14" table:formula="of:=[$Übersicht.K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32:.I35];[.P10]);&quot;0&quot;)" office:value-type="string" office:string-value="0" calcext:value-type="string">
            <text:p>0</text:p>
          </table:table-cell>
          <table:table-cell table:formula="of:=[.N11]*[.Q4]" office:value-type="float" office:value="0" calcext:value-type="float">
            <text:p>0</text:p>
          </table:table-cell>
          <table:table-cell table:formula="of:=[.N11]+[.O1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/>
          <table:table-cell table:style-name="ce11"/>
          <table:table-cell table:style-name="ce11" office:value-type="float" office:value="-200" calcext:value-type="float">
            <text:p>-200,00</text:p>
          </table:table-cell>
          <table:table-cell table:style-name="ce11" table:number-columns-repeated="5"/>
          <table:table-cell office:value-type="string" calcext:value-type="string">
            <text:p>Kellerschrank</text:p>
          </table:table-cell>
          <table:table-cell table:style-name="ce14" table:formula="of:=[$Übersicht.K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37:.I40];[.P11]);&quot;0&quot;)" office:value-type="string" office:string-value="0" calcext:value-type="string">
            <text:p>0</text:p>
          </table:table-cell>
          <table:table-cell table:formula="of:=[.N12]*[.Q4]" office:value-type="float" office:value="0" calcext:value-type="float">
            <text:p>0</text:p>
          </table:table-cell>
          <table:table-cell table:formula="of:=[.N12]+[.O1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/>
          <table:table-cell office:value-type="float" office:value="333.34" calcext:value-type="float">
            <text:p>333,34</text:p>
          </table:table-cell>
          <table:table-cell table:number-columns-repeated="6"/>
          <table:table-cell office:value-type="string" calcext:value-type="string">
            <text:p>Kellerschrank</text:p>
          </table:table-cell>
          <table:table-cell table:style-name="ce14" table:formula="of:=[$Übersicht.K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42:.I45];[.P12]);&quot;0&quot;)" office:value-type="string" office:string-value="0" calcext:value-type="string">
            <text:p>0</text:p>
          </table:table-cell>
          <table:table-cell table:formula="of:=[.N13]*[.Q4]" office:value-type="float" office:value="0" calcext:value-type="float">
            <text:p>0</text:p>
          </table:table-cell>
          <table:table-cell table:formula="of:=[.N13]+[.O1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47:.I50];[.P13]);&quot;0&quot;)" office:value-type="string" office:string-value="0" calcext:value-type="string">
            <text:p>0</text:p>
          </table:table-cell>
          <table:table-cell table:formula="of:=[.N14]*[.Q4]" office:value-type="float" office:value="0" calcext:value-type="float">
            <text:p>0</text:p>
          </table:table-cell>
          <table:table-cell table:formula="of:=[.N14]+[.O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52:.I55];[.P14]);&quot;0&quot;)" office:value-type="string" office:string-value="0" calcext:value-type="string">
            <text:p>0</text:p>
          </table:table-cell>
          <table:table-cell table:formula="of:=[.N15]*[.Q4]" office:value-type="float" office:value="0" calcext:value-type="float">
            <text:p>0</text:p>
          </table:table-cell>
          <table:table-cell table:formula="of:=[.N15]+[.O15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3-2021</text:p>
          </table:table-cell>
          <table:table-cell table:number-columns-repeated="9"/>
          <table:table-cell table:style-name="ce14" table:formula="of:=[$Übersicht.K1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57:.I60];[.P15]);&quot;0&quot;)" office:value-type="string" office:string-value="0" calcext:value-type="string">
            <text:p>0</text:p>
          </table:table-cell>
          <table:table-cell table:formula="of:=[.N16]*[.Q4]" office:value-type="float" office:value="0" calcext:value-type="float">
            <text:p>0</text:p>
          </table:table-cell>
          <table:table-cell table:formula="of:=[.N16]+[.O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62:.I65];[.P16]);&quot;0&quot;)" office:value-type="string" office:string-value="0" calcext:value-type="string">
            <text:p>0</text:p>
          </table:table-cell>
          <table:table-cell table:formula="of:=[.N17]*[.Q4]" office:value-type="float" office:value="0" calcext:value-type="float">
            <text:p>0</text:p>
          </table:table-cell>
          <table:table-cell table:formula="of:=[.N17]+[.O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67:.I70];[.P17]);&quot;0&quot;)" office:value-type="string" office:string-value="0" calcext:value-type="string">
            <text:p>0</text:p>
          </table:table-cell>
          <table:table-cell table:formula="of:=[.N18]*[.Q4]" office:value-type="float" office:value="0" calcext:value-type="float">
            <text:p>0</text:p>
          </table:table-cell>
          <table:table-cell table:formula="of:=[.N18]+[.O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72:.I75];[.P18]);&quot;0&quot;)" office:value-type="string" office:string-value="0" calcext:value-type="string">
            <text:p>0</text:p>
          </table:table-cell>
          <table:table-cell table:formula="of:=[.N19]*[.Q4]" office:value-type="float" office:value="0" calcext:value-type="float">
            <text:p>0</text:p>
          </table:table-cell>
          <table:table-cell table:formula="of:=[.N19]+[.O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77:.I80];[.P19]);&quot;0&quot;)" office:value-type="string" office:string-value="0" calcext:value-type="string">
            <text:p>0</text:p>
          </table:table-cell>
          <table:table-cell table:formula="of:=[.N20]*[.Q4]" office:value-type="float" office:value="0" calcext:value-type="float">
            <text:p>0</text:p>
          </table:table-cell>
          <table:table-cell table:formula="of:=[.N20]+[.O2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4-2021</text:p>
          </table:table-cell>
          <table:table-cell table:number-columns-repeated="9"/>
          <table:table-cell table:style-name="ce14" table:formula="of:=[$Übersicht.K1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82:.I85];[.P20]);&quot;0&quot;)" office:value-type="string" office:string-value="0" calcext:value-type="string">
            <text:p>0</text:p>
          </table:table-cell>
          <table:table-cell table:formula="of:=[.N21]*[.Q4]" office:value-type="float" office:value="0" calcext:value-type="float">
            <text:p>0</text:p>
          </table:table-cell>
          <table:table-cell table:formula="of:=[.N21]+[.O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87:.I90];[.P21]);&quot;0&quot;)" office:value-type="string" office:string-value="0" calcext:value-type="string">
            <text:p>0</text:p>
          </table:table-cell>
          <table:table-cell table:formula="of:=[.N22]*[.Q4]" office:value-type="float" office:value="0" calcext:value-type="float">
            <text:p>0</text:p>
          </table:table-cell>
          <table:table-cell table:formula="of:=[.N22]+[.O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92:.I95];[.P22]);&quot;0&quot;)" office:value-type="string" office:string-value="0" calcext:value-type="string">
            <text:p>0</text:p>
          </table:table-cell>
          <table:table-cell table:formula="of:=[.N23]*[.Q4]" office:value-type="float" office:value="0" calcext:value-type="float">
            <text:p>0</text:p>
          </table:table-cell>
          <table:table-cell table:formula="of:=[.N23]+[.O2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97:.I100];[.P23]);&quot;0&quot;)" office:value-type="string" office:string-value="0" calcext:value-type="string">
            <text:p>0</text:p>
          </table:table-cell>
          <table:table-cell table:formula="of:=[.N24]*[.Q4]" office:value-type="float" office:value="0" calcext:value-type="float">
            <text:p>0</text:p>
          </table:table-cell>
          <table:table-cell table:formula="of:=[.N24]+[.O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SUM([.B102:.I105];[.P24]);&quot;0&quot;)" office:value-type="string" office:string-value="0" calcext:value-type="string">
            <text:p>0</text:p>
          </table:table-cell>
          <table:table-cell table:formula="of:=[.N25]*[.Q4]" office:value-type="float" office:value="0" calcext:value-type="float">
            <text:p>0</text:p>
          </table:table-cell>
          <table:table-cell table:formula="of:=[.N25]+[.O25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" office:value-type="string" calcext:value-type="string">
            <text:p>5-2021</text:p>
          </table:table-cell>
          <table:table-cell table:number-columns-repeated="9"/>
          <table:table-cell table:style-name="ce14" table:formula="of:=[$Übersicht.K2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07:.I110];[.P25]);&quot;0&quot;)" office:value-type="string" office:string-value="0" calcext:value-type="string">
            <text:p>0</text:p>
          </table:table-cell>
          <table:table-cell table:formula="of:=[.N26]*[.Q4]" office:value-type="float" office:value="0" calcext:value-type="float">
            <text:p>0</text:p>
          </table:table-cell>
          <table:table-cell table:formula="of:=[.N26]+[.O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12:.I115];[.P26]);&quot;0&quot;)" office:value-type="string" office:string-value="0" calcext:value-type="string">
            <text:p>0</text:p>
          </table:table-cell>
          <table:table-cell table:formula="of:=[.N27]*[.Q4]" office:value-type="float" office:value="0" calcext:value-type="float">
            <text:p>0</text:p>
          </table:table-cell>
          <table:table-cell table:formula="of:=[.N27]+[.O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17:.I120];[.P27]);&quot;0&quot;)" office:value-type="string" office:string-value="0" calcext:value-type="string">
            <text:p>0</text:p>
          </table:table-cell>
          <table:table-cell table:formula="of:=[.N28]*[.Q4]" office:value-type="float" office:value="0" calcext:value-type="float">
            <text:p>0</text:p>
          </table:table-cell>
          <table:table-cell table:formula="of:=[.N28]+[.O28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style-name="ce9" office:value-type="string" calcext:value-type="string">
            <text:p>6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4</text:p>
          </table:table-cell>
          <table:table-cell table:number-columns-repeated="16"/>
        </table:table-row>
      </table:table>
      <table:table table:name="TSSK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9" table:default-cell-style-name="ce11"/>
        <table:table-column table:style-name="co40" table:default-cell-style-name="ce11"/>
        <table:table-column table:style-name="co6" table:number-columns-repeated="2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1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ce34"/>
        <table:table-column table:style-name="co2" table:default-cell-style-name="ce34"/>
        <table:table-column table:style-name="co28" table:default-cell-style-name="ce34"/>
        <table:table-column table:style-name="co2" table:number-columns-repeated="5" table:default-cell-style-name="Default"/>
        <table:table-row table:style-name="ro1">
          <table:table-cell table:style-name="ce15" office:value-type="string" calcext:value-type="string">
            <text:p>TSSK Konto Johannes Bank <text:s text:c="2"/>Kontobesitzer: Tobias Simonetto</text:p>
          </table:table-cell>
          <table:table-cell table:style-name="ce15"/>
          <table:table-cell table:style-name="Default" table:number-columns-repeated="9"/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Default" table:formula="of:=SUM([.C5:.K1000];[.Q6:.Q1000])" office:value-type="float" office:value="2716.37" calcext:value-type="float">
            <text:p>2716,37</text:p>
          </table:table-cell>
          <table:table-cell table:style-name="Default"/>
          <table:table-cell table:style-name="ce18" table:formula="of:=TODAY()" office:value-type="date" office:date-value="2021-03-02" calcext:value-type="date">
            <text:p>02.03.21</text:p>
          </table:table-cell>
          <table:table-cell table:style-name="Default" table:formula="of:=TEXT([.E2];&quot;MMMM&quot;)" office:value-type="string" office:string-value="März" calcext:value-type="string">
            <text:p>März</text:p>
          </table:table-cell>
          <table:table-cell table:style-name="Default" table:number-columns-repeated="2"/>
          <table:table-cell table:style-name="ce13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3" calcext:value-type="string">
            <text:p>3</text:p>
          </table:table-cell>
          <table:table-cell table:style-name="Default" table:formula="of:=TEXT([.E2];&quot;JJJJ&quot;)" office:value-type="string" office:string-value="2021" calcext:value-type="string">
            <text:p>2021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8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4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Rückzahlung Kaufladeneinzahllung</text:p>
          </table:table-cell>
          <table:table-cell table:style-name="ce17" office:value-type="string" calcext:value-type="string">
            <text:p>Rückzahlung Kaufladen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en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Zinssatz: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2">
          <table:table-cell table:style-name="ce18" office:value-type="date" office:date-value="2021-01-29" calcext:value-type="date">
            <text:p>29.01.21</text:p>
          </table:table-cell>
          <table:table-cell table:style-name="ce18"/>
          <table:table-cell table:number-columns-repeated="4"/>
          <table:table-cell table:formula="of:=0-SUM([$Jojo.G5:$Jojo.G10];[$Polizei.G5:$Polizei.G10];[$Elisa.G5:$Elisa.G10];[.I5:.I10];[$Papa.G5:$Papa.G10];[$'315323'.G5:$'315323'.G10];[$'Johannes Bank'.G5:$'Johannes Bank'.G10])" office:value-type="float" office:value="-180" calcext:value-type="float">
            <text:p>-180,00</text:p>
          </table:table-cell>
          <table:table-cell table:formula="of:=0-SUM([$Jojo.H5:$Jojo.H10];[$Polizei.H5:$Polizei.H10];[$Elisa.H5:$Elisa.H10];[.J5:.J10];[$Papa.H5:$Papa.H10];[$'315323'.H5:$'315323'.H10];[$'Johannes Bank'.H5:$'Johannes Bank'.H10])" office:value-type="float" office:value="0" calcext:value-type="float">
            <text:p>,00</text:p>
          </table:table-cell>
          <table:table-cell table:number-columns-repeated="4"/>
          <table:table-cell office:value-type="string" calcext:value-type="string">
            <text:p>War/Ist(1)/Nicht(Falsch)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Monatsende Geld</text:p>
          </table:table-cell>
          <table:table-cell table:style-name="Default" office:value-type="string" calcext:value-type="string">
            <text:p>Zinsen</text:p>
          </table:table-cell>
          <table:table-cell table:style-name="Default" office:value-type="string" calcext:value-type="string">
            <text:p>Kontostand neu</text:p>
          </table:table-cell>
          <table:table-cell table:number-columns-repeated="5"/>
        </table:table-row>
        <table:table-row table:style-name="ro2">
          <table:table-cell table:style-name="ce18" office:value-type="date" office:date-value="2021-01-30" calcext:value-type="date">
            <text:p>30.01.21</text:p>
          </table:table-cell>
          <table:table-cell table:number-columns-repeated="9"/>
          <table:table-cell office:value-type="float" office:value="2662.99" calcext:value-type="float">
            <text:p>2.662,99</text:p>
          </table:table-cell>
          <table:table-cell office:value-type="string" calcext:value-type="string">
            <text:p>Kontostand alt</text:p>
          </table:table-cell>
          <table:table-cell table:style-name="ce14" table:formula="of:=[$Übersicht.K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6]=&quot;1&quot;;SUM([.C5:.K10]);&quot;0&quot;)" office:value-type="string" office:string-value="0" calcext:value-type="string">
            <text:p>0</text:p>
          </table:table-cell>
          <table:table-cell table:formula="of:=[.P6]*[.S4]" office:value-type="currency" office:currency="EUR" office:value="0" calcext:value-type="currency">
            <text:p>0,00 €</text:p>
          </table:table-cell>
          <table:table-cell table:formula="of:=[.P6]+[.Q6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18" office:value-type="date" office:date-value="2021-01-31" calcext:value-type="date">
            <text:p>31.01.21</text:p>
          </table:table-cell>
          <table:table-cell office:value-type="float" office:value="315323" calcext:value-type="float">
            <text:p>315323</text:p>
          </table:table-cell>
          <table:table-cell office:value-type="float" office:value="90" calcext:value-type="float">
            <text:p>90,00</text:p>
          </table:table-cell>
          <table:table-cell table:number-columns-repeated="9"/>
          <table:table-cell table:style-name="ce14" table:formula="of:=[$Übersicht.K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7]=&quot;1&quot;;SUM([.B12:.K15]);&quot;0&quot;)" office:value-type="string" office:string-value="0" calcext:value-type="string">
            <text:p>0</text:p>
          </table:table-cell>
          <table:table-cell table:formula="of:=[.P7]*[.S4]" office:value-type="currency" office:currency="EUR" office:value="0" calcext:value-type="currency">
            <text:p>0,00 €</text:p>
          </table:table-cell>
          <table:table-cell table:formula="of:=[.P7]+[.Q7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SUM([.B17:.K20];[.R7]);&quot;0&quot;)" office:value-type="string" office:string-value="0" calcext:value-type="string">
            <text:p>0</text:p>
          </table:table-cell>
          <table:table-cell table:formula="of:=[.P8]*[.S4]" office:value-type="currency" office:currency="EUR" office:value="0" calcext:value-type="currency">
            <text:p>0,00 €</text:p>
          </table:table-cell>
          <table:table-cell table:formula="of:=[.P8]+[.Q8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9]=&quot;1&quot;; SUM([.B17:.K25];[.R8]);&quot;0&quot;)" office:value-type="string" office:string-value="0" calcext:value-type="string">
            <text:p>0</text:p>
          </table:table-cell>
          <table:table-cell table:formula="of:=[.P9]*[.S4]" office:value-type="currency" office:currency="EUR" office:value="0" calcext:value-type="currency">
            <text:p>0,00 €</text:p>
          </table:table-cell>
          <table:table-cell table:formula="of:=[.P9]+[.Q9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10]=&quot;1&quot;;SUM([.B15:.K18];[.R9]);&quot;0&quot;)" office:value-type="string" office:string-value="0" calcext:value-type="string">
            <text:p>0</text:p>
          </table:table-cell>
          <table:table-cell table:formula="of:=[.P10]*[.S4]" office:value-type="currency" office:currency="EUR" office:value="0" calcext:value-type="currency">
            <text:p>0,00 €</text:p>
          </table:table-cell>
          <table:table-cell table:formula="of:=[.P10]+[.Q10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2-2021</text:p>
          </table:table-cell>
          <table:table-cell table:number-columns-repeated="11"/>
          <table:table-cell table:style-name="ce14" table:formula="of:=[$Übersicht.K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 SUM([.B32:.K35];[.R10]);&quot;0&quot;)" office:value-type="string" office:string-value="0" calcext:value-type="string">
            <text:p>0</text:p>
          </table:table-cell>
          <table:table-cell table:formula="of:=[.P11]*[.S4]" office:value-type="currency" office:currency="EUR" office:value="0" calcext:value-type="currency">
            <text:p>0,00 €</text:p>
          </table:table-cell>
          <table:table-cell table:formula="of:=[.P11]+[.Q11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0-SUM([$Jojo.G12:$Jojo.G15];[$Polizei.G12:$Polizei.G15];[$Elisa.G12:$Elisa.G15];[.I12:.I15];[$Papa.G12:$Papa.G15];[$'315323'.G12:$'315323'.G15];[$'Johannes Bank'.G12:$'Johannes Bank'.G15])" office:value-type="float" office:value="-60005.05" calcext:value-type="float">
            <text:p>-60.005,05</text:p>
          </table:table-cell>
          <table:table-cell table:formula="of:=0-SUM([$'Johannes Bank'.H12:$'Johannes Bank'.H15];[$Jojo.H12:$Jojo.H15];[$Polizei.H12:$Polizei.H15];[$Elisa.H12:$Elisa.H15];[.J12:.J15];[$Papa.H12:$Papa.H15];[$'315323'.H12:$'315323'.H15])" office:value-type="float" office:value="60015.1" calcext:value-type="float">
            <text:p>60.015,10</text:p>
          </table:table-cell>
          <table:table-cell table:number-columns-repeated="3"/>
          <table:table-cell office:value-type="string" calcext:value-type="string">
            <text:p>Kellerschrank</text:p>
          </table:table-cell>
          <table:table-cell table:style-name="ce14" table:formula="of:=[$Übersicht.K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 SUM([.B37:.K40];[.R11]);&quot;0&quot;)" office:value-type="string" office:string-value="0" calcext:value-type="string">
            <text:p>0</text:p>
          </table:table-cell>
          <table:table-cell table:formula="of:=[.P12]*[.S4]" office:value-type="currency" office:currency="EUR" office:value="0" calcext:value-type="currency">
            <text:p>0,00 €</text:p>
          </table:table-cell>
          <table:table-cell table:formula="of:=[.P12]+[.Q12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/>
          <table:table-cell office:value-type="float" office:value="333.33" calcext:value-type="float">
            <text:p>333,33</text:p>
          </table:table-cell>
          <table:table-cell table:number-columns-repeated="8"/>
          <table:table-cell office:value-type="string" calcext:value-type="string">
            <text:p>Kellerschrank</text:p>
          </table:table-cell>
          <table:table-cell table:style-name="ce14" table:formula="of:=[$Übersicht.K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 SUM([.B42:.K45];[.R12]);&quot;0&quot;)" office:value-type="string" office:string-value="0" calcext:value-type="string">
            <text:p>0</text:p>
          </table:table-cell>
          <table:table-cell table:formula="of:=[.P13]*[.S4]" office:value-type="currency" office:currency="EUR" office:value="0" calcext:value-type="currency">
            <text:p>0,00 €</text:p>
          </table:table-cell>
          <table:table-cell table:formula="of:=[.P13]+[.Q13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1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SUM([.B47:.K50];[.R13]);&quot;0&quot;)" office:value-type="string" office:string-value="0" calcext:value-type="string">
            <text:p>0</text:p>
          </table:table-cell>
          <table:table-cell table:formula="of:=[.P14]*[.S4]" office:value-type="currency" office:currency="EUR" office:value="0" calcext:value-type="currency">
            <text:p>0,00 €</text:p>
          </table:table-cell>
          <table:table-cell table:formula="of:=[.P14]+[.Q14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1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SUM([.B52:.K55];[.R14]);&quot;0&quot;)" office:value-type="string" office:string-value="0" calcext:value-type="string">
            <text:p>0</text:p>
          </table:table-cell>
          <table:table-cell table:formula="of:=[.P15]*[.S4]" office:value-type="currency" office:currency="EUR" office:value="0" calcext:value-type="currency">
            <text:p>0,00 €</text:p>
          </table:table-cell>
          <table:table-cell table:formula="of:=[.P15]+[.Q15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3-2021</text:p>
          </table:table-cell>
          <table:table-cell table:number-columns-repeated="11"/>
          <table:table-cell table:style-name="ce14" table:formula="of:=[$Übersicht.K1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33" table:formula="of:=IF([.M8]=&quot;1&quot;;SUM([.B57:.K60];[.R15]);&quot;0&quot;)" office:value-type="string" office:string-value="0" calcext:value-type="string">
            <text:p>0</text:p>
          </table:table-cell>
          <table:table-cell table:formula="of:=[.P16]*[.S4]" office:value-type="currency" office:currency="EUR" office:value="0" calcext:value-type="currency">
            <text:p>0,00 €</text:p>
          </table:table-cell>
          <table:table-cell table:formula="of:=[.P16]+[.Q16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0-SUM([$Jojo.G17:$Jojo.G20];[$Polizei.G17:$Polizei.G20];[$Elisa.G17:$Elisa.G20];[.I17:.I20];[$Papa.G17:$Papa.G20];[$'315323'.G17:$'315323'.G20];[$'Johannes Bank'.G17:$'Johannes Bank'.G20])" office:value-type="float" office:value="0" calcext:value-type="float">
            <text:p>,00</text:p>
          </table:table-cell>
          <table:table-cell table:formula="of:=0-SUM([$'Johannes Bank'.H17:$'Johannes Bank'.H20];[$Jojo.H17:$Jojo.H20];[$Polizei.H17:$Polizei.H20];[$Elisa.H17:$Elisa.H20];[.J17:.J20];[$Papa.H17:$Papa.H20];[$'315323'.H17:$'315323'.H20])" office:value-type="float" office:value="0" calcext:value-type="float">
            <text:p>,00</text:p>
          </table:table-cell>
          <table:table-cell table:number-columns-repeated="4"/>
          <table:table-cell table:style-name="ce14" table:formula="of:=[$Übersicht.K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62:.K65];[.R16]);&quot;0&quot;)" office:value-type="string" office:string-value="0" calcext:value-type="string">
            <text:p>0</text:p>
          </table:table-cell>
          <table:table-cell table:formula="of:=[.P17]*[.S4]" office:value-type="currency" office:currency="EUR" office:value="0" calcext:value-type="currency">
            <text:p>0,00 €</text:p>
          </table:table-cell>
          <table:table-cell table:formula="of:=[.P17]+[.Q17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67:.K70];[.R17]);&quot;0&quot;)" office:value-type="string" office:string-value="0" calcext:value-type="string">
            <text:p>0</text:p>
          </table:table-cell>
          <table:table-cell table:formula="of:=[.P18]*[.S4]" office:value-type="currency" office:currency="EUR" office:value="0" calcext:value-type="currency">
            <text:p>0,00 €</text:p>
          </table:table-cell>
          <table:table-cell table:formula="of:=[.P18]+[.Q18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72:.K75];[.R18]);&quot;0&quot;)" office:value-type="string" office:string-value="0" calcext:value-type="string">
            <text:p>0</text:p>
          </table:table-cell>
          <table:table-cell table:formula="of:=[.P19]*[.S4]" office:value-type="currency" office:currency="EUR" office:value="0" calcext:value-type="currency">
            <text:p>0,00 €</text:p>
          </table:table-cell>
          <table:table-cell table:formula="of:=[.P19]+[.Q19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1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77:.K80];[.R19]);&quot;0&quot;)" office:value-type="string" office:string-value="0" calcext:value-type="string">
            <text:p>0</text:p>
          </table:table-cell>
          <table:table-cell table:formula="of:=[.P20]*[.S4]" office:value-type="currency" office:currency="EUR" office:value="0" calcext:value-type="currency">
            <text:p>0,00 €</text:p>
          </table:table-cell>
          <table:table-cell table:formula="of:=[.P20]+[.Q20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4-2021</text:p>
          </table:table-cell>
          <table:table-cell table:number-columns-repeated="11"/>
          <table:table-cell table:style-name="ce14" table:formula="of:=[$Übersicht.K1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82:.K85];[.R20]);&quot;0&quot;)" office:value-type="string" office:string-value="0" calcext:value-type="string">
            <text:p>0</text:p>
          </table:table-cell>
          <table:table-cell table:formula="of:=[.P21]*[.S4]" office:value-type="currency" office:currency="EUR" office:value="0" calcext:value-type="currency">
            <text:p>0,00 €</text:p>
          </table:table-cell>
          <table:table-cell table:formula="of:=[.P21]+[.Q21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0-SUM([$Jojo.G22:$Jojo.G25];[$Polizei.G22:$Polizei.G25];[$Elisa.G22:$Elisa.G22];[.I22:.I25];[$Papa.G22:$Papa.G25];[$'315323'.G22:$'315323'.G25];[$'Johannes Bank'.G22:$'Johannes Bank'.G25])" office:value-type="float" office:value="0" calcext:value-type="float">
            <text:p>,00</text:p>
          </table:table-cell>
          <table:table-cell table:formula="of:=0-SUM([$'Johannes Bank'.H22:$'Johannes Bank'.H25];[$Jojo.H22:$Jojo.H25];[$Polizei.H22:$Polizei.H25];[$Elisa.H22:$Elisa.H25];[.J22:.J25];[$Papa.H22:$Papa.H25];[$'315323'.H22:$'315323'.H25])" office:value-type="float" office:value="0" calcext:value-type="float">
            <text:p>,00</text:p>
          </table:table-cell>
          <table:table-cell table:number-columns-repeated="4"/>
          <table:table-cell table:style-name="ce14" table:formula="of:=[$Übersicht.K2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87:.K90];[.R21]);&quot;0&quot;)" office:value-type="string" office:string-value="0" calcext:value-type="string">
            <text:p>0</text:p>
          </table:table-cell>
          <table:table-cell table:formula="of:=[.P22]*[.S4]" office:value-type="currency" office:currency="EUR" office:value="0" calcext:value-type="currency">
            <text:p>0,00 €</text:p>
          </table:table-cell>
          <table:table-cell table:formula="of:=[.P22]+[.Q22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2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92:.K95];[.R22]);&quot;0&quot;)" office:value-type="string" office:string-value="0" calcext:value-type="string">
            <text:p>0</text:p>
          </table:table-cell>
          <table:table-cell table:formula="of:=[.P23]*[.S4]" office:value-type="currency" office:currency="EUR" office:value="0" calcext:value-type="currency">
            <text:p>0,00 €</text:p>
          </table:table-cell>
          <table:table-cell table:formula="of:=[.P23]+[.Q23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97:.K100];[.R23]);&quot;0&quot;)" office:value-type="string" office:string-value="0" calcext:value-type="string">
            <text:p>0</text:p>
          </table:table-cell>
          <table:table-cell table:formula="of:=[.P24]*[.S4]" office:value-type="currency" office:currency="EUR" office:value="0" calcext:value-type="currency">
            <text:p>0,00 €</text:p>
          </table:table-cell>
          <table:table-cell table:formula="of:=[.P24]+[.Q24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2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SUM([.B102:.K105];[.R24]);&quot;0&quot;)" office:value-type="string" office:string-value="0" calcext:value-type="string">
            <text:p>0</text:p>
          </table:table-cell>
          <table:table-cell table:formula="of:=[.P25]*[.S4]" office:value-type="currency" office:currency="EUR" office:value="0" calcext:value-type="currency">
            <text:p>0,00 €</text:p>
          </table:table-cell>
          <table:table-cell table:formula="of:=[.P25]+[.Q25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5-2021</text:p>
          </table:table-cell>
          <table:table-cell table:number-columns-repeated="11"/>
          <table:table-cell table:style-name="ce14" table:formula="of:=[$Übersicht.K2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107:.K110];[.R25]);&quot;0&quot;)" office:value-type="string" office:string-value="0" calcext:value-type="string">
            <text:p>0</text:p>
          </table:table-cell>
          <table:table-cell table:formula="of:=[.P26]*[.S4]" office:value-type="currency" office:currency="EUR" office:value="0" calcext:value-type="currency">
            <text:p>0,00 €</text:p>
          </table:table-cell>
          <table:table-cell table:formula="of:=[.P26]+[.Q26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0-SUM([$Jojo.G27:$Jojo.G30];[$Polizei.G27:$Polizei.G30];[$Elisa.G27:$Elisa.G30];[.I27:.I30];[$Papa.G27:$Papa.G30];[$'315323'.G27:$'315323'.G30];[$'Johannes Bank'.G27:$'Johannes Bank'.G30])" office:value-type="float" office:value="0" calcext:value-type="float">
            <text:p>,00</text:p>
          </table:table-cell>
          <table:table-cell table:formula="of:=0-SUM([$'Johannes Bank'.H27:$'Johannes Bank'.H30];[$Jojo.H27:$Jojo.H30];[$Polizei.H27:$Polizei.H30];[$Elisa.H27:$Elisa.H30];[.J27:.J30];[$Papa.H27:$Papa.H30];[$'315323'.H27:$'315323'.H30])" office:value-type="float" office:value="0" calcext:value-type="float">
            <text:p>,00</text:p>
          </table:table-cell>
          <table:table-cell table:number-columns-repeated="4"/>
          <table:table-cell table:style-name="ce14" table:formula="of:=[$Übersicht.K2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112:.K115];[.R26]);&quot;0&quot;)" office:value-type="string" office:string-value="0" calcext:value-type="string">
            <text:p>0</text:p>
          </table:table-cell>
          <table:table-cell table:formula="of:=[.P27]*[.S4]" office:value-type="currency" office:currency="EUR" office:value="0" calcext:value-type="currency">
            <text:p>0,00 €</text:p>
          </table:table-cell>
          <table:table-cell table:formula="of:=[.P27]+[.Q27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4" table:formula="of:=[$Übersicht.K2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33" table:formula="of:=IF([.M8]=&quot;1&quot;; SUM([.B117:.K120];[.R27]);&quot;0&quot;)" office:value-type="string" office:string-value="0" calcext:value-type="string">
            <text:p>0</text:p>
          </table:table-cell>
          <table:table-cell table:formula="of:=[.P28]*[.S4]" office:value-type="currency" office:currency="EUR" office:value="0" calcext:value-type="currency">
            <text:p>0,00 €</text:p>
          </table:table-cell>
          <table:table-cell table:formula="of:=[.P28]+[.Q28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table:style-name="ce9" office:value-type="string" calcext:value-type="string">
            <text:p>6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32:$Jojo.G35];[$Polizei.G32:$Polizei.G35];[$Elisa.G32:$Elisa.G35];[.I32:.I35];[$Papa.G32:$Papa.G35];[$'315323'.G32:$'315323'.G35];[$'Johannes Bank'.G32:$'Johannes Bank'.G35])" office:value-type="float" office:value="0" calcext:value-type="float">
            <text:p>,00</text:p>
          </table:table-cell>
          <table:table-cell table:formula="of:=0-SUM([$'Johannes Bank'.H32:$'Johannes Bank'.H35];[$Jojo.H32:$Jojo.H35];[$Polizei.H32:$Polizei.H35];[$Elisa.H32:$Elisa.H35];[.J32:.J35];[$Papa.H32:$Papa.H35];[$'315323'.H32:$'315323'.H3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7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37:$Jojo.G40];[$Polizei.G37:$Polizei.G40];[$Elisa.G37:$Elisa.G40];[.I37:.I40];[$Papa.G37:$Papa.G40];[$'315323'.G37:$'315323'.G40];[$'Johannes Bank'.G37:$'Johannes Bank'.G40])" office:value-type="float" office:value="0" calcext:value-type="float">
            <text:p>,00</text:p>
          </table:table-cell>
          <table:table-cell table:formula="of:=0-SUM([$'Johannes Bank'.H37:$'Johannes Bank'.H40];[$Jojo.H37:$Jojo.H40];[$Polizei.H37:$Polizei.H40];[$Elisa.H37:$Elisa.H40];[.J37:.J40];[$Papa.H37:$Papa.H40];[$'315323'.H37:$'315323'.H4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8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42:$Jojo.G45];[$Polizei.G42:$Polizei.G45];[$Elisa.G42:$Elisa.G45];[.I42:.I45];[$Papa.G42:$Papa.G45];[$'315323'.G42:$'315323'.G45];[$'Johannes Bank'.G42:$'Johannes Bank'.G45])" office:value-type="float" office:value="0" calcext:value-type="float">
            <text:p>,00</text:p>
          </table:table-cell>
          <table:table-cell table:formula="of:=0-SUM([$'Johannes Bank'.H42:$'Johannes Bank'.H45];[$Jojo.H42:$Jojo.H45];[$Polizei.H42:$Polizei.H45];[$Elisa.H42:$Elisa.H45];[.J42:.J45];[$Papa.H42:$Papa.H45];[$'315323'.H42:$'315323'.H4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9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47:$Jojo.G50];[$Polizei.G47:$Polizei.G50];[$Elisa.G47:$Elisa.G47];[.I47:.I50];[$Papa.G47:$Papa.G50];[$'315323'.G47:$'315323'.G50];[$'Johannes Bank'.G47:$'Johannes Bank'.G50])" office:value-type="float" office:value="0" calcext:value-type="float">
            <text:p>,00</text:p>
          </table:table-cell>
          <table:table-cell table:formula="of:=0-SUM([$'Johannes Bank'.H47:$'Johannes Bank'.H50];[$Jojo.H47:$Jojo.H50];[$Polizei.H47:$Polizei.H50];[$Elisa.H47:$Elisa.H50];[.J47:.J50];[$Papa.H47:$Papa.H50];[$'315323'.H47:$'315323'.H5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0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52:$Jojo.G55];[$Polizei.G52:$Polizei.G55];[$Elisa.G52:$Elisa.G55];[.I52:.I55];[$Papa.G52:$Papa.G55];[$'315323'.G52:$'315323'.G55];[$'Johannes Bank'.G52:$'Johannes Bank'.G55])" office:value-type="float" office:value="0" calcext:value-type="float">
            <text:p>,00</text:p>
          </table:table-cell>
          <table:table-cell table:formula="of:=0-SUM([$'Johannes Bank'.H52:$'Johannes Bank'.H55];[$Jojo.H52:$Jojo.H55];[$Polizei.H52:$Polizei.H55];[$Elisa.H52:$Elisa.H55];[.J52:.J55];[$Papa.H52:$Papa.H55];[$'315323'.H52:$'315323'.H5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1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57:$Jojo.G60];[$Polizei.G57:$Polizei.G60];[$Elisa.G57:$Elisa.G60];[.I57:.I60];[$Papa.G57:$Papa.G60];[$'315323'.G57:$'315323'.G60];[$'Johannes Bank'.G57:$'Johannes Bank'.G60])" office:value-type="float" office:value="0" calcext:value-type="float">
            <text:p>,00</text:p>
          </table:table-cell>
          <table:table-cell table:formula="of:=0-SUM([$'Johannes Bank'.H57:$'Johannes Bank'.H60];[$Jojo.H57:$Jojo.H60];[$Polizei.H57:$Polizei.H60];[$Elisa.H57:$Elisa.H60];[.J57:.J60];[$Papa.H57:$Papa.H60];[$'315323'.H57:$'315323'.H6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2-2021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62:$Jojo.G65];[$Polizei.G62:$Polizei.G65];[$Elisa.G62:$Elisa.G65];[.I62:.I65];[$Papa.G62:$Papa.G65];[$'315323'.G62:$'315323'.G65];[$'Johannes Bank'.G62:$'Johannes Bank'.G65])" office:value-type="float" office:value="0" calcext:value-type="float">
            <text:p>,00</text:p>
          </table:table-cell>
          <table:table-cell table:formula="of:=0-SUM([$'Johannes Bank'.H62:$'Johannes Bank'.H65];[$Jojo.H62:$Jojo.H65];[$Polizei.H62:$Polizei.H65];[$Elisa.H62:$Elisa.H65];[.J62:.J65];[$Papa.H62:$Papa.H65];[$'315323'.H62:$'315323'.H6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1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67:$Jojo.G70];[$Polizei.G67:$Polizei.G70];[$Elisa.G67:$Elisa.G70];[.I67:.I70];[$Papa.G67:$Papa.G70];[$'315323'.G67:$'315323'.G70];[$'Johannes Bank'.G67:$'Johannes Bank'.G70])" office:value-type="float" office:value="0" calcext:value-type="float">
            <text:p>,00</text:p>
          </table:table-cell>
          <table:table-cell table:formula="of:=0-SUM([$'Johannes Bank'.H67:$'Johannes Bank'.H70];[$Jojo.H67:$Jojo.H70];[$Polizei.H67:$Polizei.H70];[$Elisa.H67:$Elisa.H70];[.J67:.J70];[$Papa.H67:$Papa.H70];[$'315323'.H67:$'315323'.H7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2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72:$Jojo.G75];[$Polizei.G72:$Polizei.G75];[$Elisa.G72:$Elisa.G72];[.I72:.I75];[$Papa.G72:$Papa.G75];[$'315323'.G72:$'315323'.G75];[$'Johannes Bank'.G72:$'Johannes Bank'.G75])" office:value-type="float" office:value="0" calcext:value-type="float">
            <text:p>,00</text:p>
          </table:table-cell>
          <table:table-cell table:formula="of:=0-SUM([$'Johannes Bank'.H72:$'Johannes Bank'.H75];[$Jojo.H72:$Jojo.H75];[$Polizei.H72:$Polizei.H75];[$Elisa.H72:$Elisa.H75];[.J72:.J75];[$Papa.H72:$Papa.H75];[$'315323'.H72:$'315323'.H7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3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77:$Jojo.G80];[$Polizei.G77:$Polizei.G80];[$Elisa.G77:$Elisa.G80];[.I77:.I80];[$Papa.G77:$Papa.G80];[$'315323'.G77:$'315323'.G80];[$'Johannes Bank'.G77:$'Johannes Bank'.G80])" office:value-type="float" office:value="0" calcext:value-type="float">
            <text:p>,00</text:p>
          </table:table-cell>
          <table:table-cell table:formula="of:=0-SUM([$'Johannes Bank'.H77:$'Johannes Bank'.H80];[$Jojo.H77:$Jojo.H80];[$Polizei.H77:$Polizei.H80];[$Elisa.H77:$Elisa.H80];[.J77:.J80];[$Papa.H77:$Papa.H80];[$'315323'.H77:$'315323'.H8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4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82:$Jojo.G85];[$Polizei.G82:$Polizei.G85];[$Elisa.G82:$Elisa.G85];[.I82:.I85];[$Papa.G82:$Papa.G85];[$'315323'.G82:$'315323'.G85];[$'Johannes Bank'.G82:$'Johannes Bank'.G85])" office:value-type="float" office:value="0" calcext:value-type="float">
            <text:p>,00</text:p>
          </table:table-cell>
          <table:table-cell table:formula="of:=0-SUM([$'Johannes Bank'.H82:$'Johannes Bank'.H85];[$Jojo.H82:$Jojo.H85];[$Polizei.H82:$Polizei.H85];[$Elisa.H82:$Elisa.H85];[.J82:.J85];[$Papa.H82:$Papa.H85];[$'315323'.H82:$'315323'.H8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5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87:$Jojo.G90];[$Polizei.G87:$Polizei.G90];[$Elisa.G87:$Elisa.G90];[.I87:.I90];[$Papa.G87:$Papa.G90];[$'315323'.G87:$'315323'.G90];[$'Johannes Bank'.G87:$'Johannes Bank'.G90])" office:value-type="float" office:value="0" calcext:value-type="float">
            <text:p>,00</text:p>
          </table:table-cell>
          <table:table-cell table:formula="of:=0-SUM([$'Johannes Bank'.H87:$'Johannes Bank'.H90];[$Jojo.H87:$Jojo.H90];[$Polizei.H87:$Polizei.H90];[$Elisa.H87:$Elisa.H90];[.J87:.J90];[$Papa.H87:$Papa.H90];[$'315323'.H87:$'315323'.H9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6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92:$Jojo.G95];[$Polizei.G92:$Polizei.G95];[$Elisa.G92:$Elisa.G95];[.I92:.I95];[$Papa.G92:$Papa.G95];[$'315323'.G92:$'315323'.G95];[$'Johannes Bank'.G92:$'Johannes Bank'.G95])" office:value-type="float" office:value="0" calcext:value-type="float">
            <text:p>,00</text:p>
          </table:table-cell>
          <table:table-cell table:formula="of:=0-SUM([$'Johannes Bank'.H92:$'Johannes Bank'.H95];[$Jojo.H92:$Jojo.H95];[$Polizei.H92:$Polizei.H95];[$Elisa.H92:$Elisa.H95];[.J92:.J95];[$Papa.H92:$Papa.H95];[$'315323'.H92:$'315323'.H9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7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97:$Jojo.G100];[$Polizei.G97:$Polizei.G100];[$Elisa.G97:$Elisa.G97];[.I97:.I100];[$Papa.G97:$Papa.G100];[$'315323'.G97:$'315323'.G100];[$'Johannes Bank'.G97:$'Johannes Bank'.G100])" office:value-type="float" office:value="0" calcext:value-type="float">
            <text:p>,00</text:p>
          </table:table-cell>
          <table:table-cell table:formula="of:=0-SUM([$'Johannes Bank'.H97:$'Johannes Bank'.H100];[$Jojo.H97:$Jojo.H100];[$Polizei.H97:$Polizei.H100];[$Elisa.H97:$Elisa.H100];[.J97:.J100];[$Papa.H97:$Papa.H100];[$'315323'.H97:$'315323'.H10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8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02:$Jojo.G105];[$Polizei.G102:$Polizei.G105];[$Elisa.G102:$Elisa.G105];[.I102:.I105];[$Papa.G102:$Papa.G105];[$'315323'.G102:$'315323'.G105];[$'Johannes Bank'.G102:$'Johannes Bank'.G105])" office:value-type="float" office:value="0" calcext:value-type="float">
            <text:p>,00</text:p>
          </table:table-cell>
          <table:table-cell table:formula="of:=0-SUM([$'Johannes Bank'.H102:$'Johannes Bank'.H105];[$Jojo.H102:$Jojo.H105];[$Polizei.H102:$Polizei.H105];[$Elisa.H102:$Elisa.H105];[.J102:.J105];[$Papa.H102:$Papa.H105];[$'315323'.H102:$'315323'.H10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9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07:$Jojo.G110];[$Polizei.G107:$Polizei.G110];[$Elisa.G107:$Elisa.G110];[.I107:.I110];[$Papa.G107:$Papa.G110];[$'315323'.G107:$'315323'.G110];[$'Johannes Bank'.G107:$'Johannes Bank'.G110])" office:value-type="float" office:value="0" calcext:value-type="float">
            <text:p>,00</text:p>
          </table:table-cell>
          <table:table-cell table:formula="of:=0-SUM([$'Johannes Bank'.H107:$'Johannes Bank'.H110];[$Jojo.H107:$Jojo.H110];[$Polizei.H107:$Polizei.H110];[$Elisa.H107:$Elisa.H110];[.J107:.J110];[$Papa.H107:$Papa.H110];[$'315323'.H107:$'315323'.H11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0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12:$Jojo.G115];[$Polizei.G112:$Polizei.G115];[$Elisa.G112:$Elisa.G115];[.I112:.I115];[$Papa.G112:$Papa.G115];[$'315323'.G112:$'315323'.G115];[$'Johannes Bank'.G112:$'Johannes Bank'.G115])" office:value-type="float" office:value="0" calcext:value-type="float">
            <text:p>,00</text:p>
          </table:table-cell>
          <table:table-cell table:formula="of:=0-SUM([$'Johannes Bank'.H112:$'Johannes Bank'.H115];[$Jojo.H112:$Jojo.H115];[$Polizei.H112:$Polizei.H115];[$Elisa.H112:$Elisa.H115];[.J112:.J115];[$Papa.H112:$Papa.H115];[$'315323'.H112:$'315323'.H11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1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17:$Jojo.G120];[$Polizei.G117:$Polizei.G120];[$Elisa.G117:$Elisa.G120];[.I117:.I120];[$Papa.G117:$Papa.G120];[$'315323'.G117:$'315323'.G120];[$'Johannes Bank'.G117:$'Johannes Bank'.G120])" office:value-type="float" office:value="0" calcext:value-type="float">
            <text:p>,00</text:p>
          </table:table-cell>
          <table:table-cell table:formula="of:=0-SUM([$'Johannes Bank'.H117:$'Johannes Bank'.H120];[$Jojo.H117:$Jojo.H120];[$Polizei.H117:$Polizei.H120];[$Elisa.H117:$Elisa.H120];[.J117:.J120];[$Papa.H117:$Papa.H120];[$'315323'.H117:$'315323'.H12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2-2022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22:$Jojo.G125];[$Polizei.G122:$Polizei.G125];[$Elisa.G122:$Elisa.G122];[.I122:.I125];[$Papa.G122:$Papa.G125];[$'315323'.G122:$'315323'.G125];[$'Johannes Bank'.G122:$'Johannes Bank'.G125])" office:value-type="float" office:value="0" calcext:value-type="float">
            <text:p>,00</text:p>
          </table:table-cell>
          <table:table-cell table:formula="of:=0-SUM([$'Johannes Bank'.H122:$'Johannes Bank'.H125];[$Jojo.H122:$Jojo.H125];[$Polizei.H122:$Polizei.H125];[$Elisa.H122:$Elisa.H125];[.J122:.J125];[$Papa.H122:$Papa.H125];[$'315323'.H122:$'315323'.H12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1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27:$Jojo.G130];[$Polizei.G127:$Polizei.G130];[$Elisa.G127:$Elisa.G130];[.I127:.I130];[$Papa.G127:$Papa.G130];[$'315323'.G127:$'315323'.G130];[$'Johannes Bank'.G127:$'Johannes Bank'.G130])" office:value-type="float" office:value="0" calcext:value-type="float">
            <text:p>,00</text:p>
          </table:table-cell>
          <table:table-cell table:formula="of:=0-SUM([$'Johannes Bank'.H127:$'Johannes Bank'.H130];[$Jojo.H127:$Jojo.H130];[$Polizei.H127:$Polizei.H130];[$Elisa.H127:$Elisa.H130];[.J127:.J130];[$Papa.H127:$Papa.H130];[$'315323'.H127:$'315323'.H13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2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32:$Jojo.G135];[$Polizei.G132:$Polizei.G135];[$Elisa.G132:$Elisa.G135];[.I132:.I135];[$Papa.G132:$Papa.G135];[$'315323'.G132:$'315323'.G135];[$'Johannes Bank'.G132:$'Johannes Bank'.G135])" office:value-type="float" office:value="0" calcext:value-type="float">
            <text:p>,00</text:p>
          </table:table-cell>
          <table:table-cell table:formula="of:=0-SUM([$'Johannes Bank'.H132:$'Johannes Bank'.H135];[$Jojo.H132:$Jojo.H135];[$Polizei.H132:$Polizei.H135];[$Elisa.H132:$Elisa.H135];[.J132:.J135];[$Papa.H132:$Papa.H135];[$'315323'.H132:$'315323'.H13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3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37:$Jojo.G140];[$Polizei.G137:$Polizei.G140];[$Elisa.G137:$Elisa.G140];[.I137:.I140];[$Papa.G137:$Papa.G140];[$'315323'.G137:$'315323'.G140];[$'Johannes Bank'.G137:$'Johannes Bank'.G140])" office:value-type="float" office:value="0" calcext:value-type="float">
            <text:p>,00</text:p>
          </table:table-cell>
          <table:table-cell table:formula="of:=0-SUM([$'Johannes Bank'.H137:$'Johannes Bank'.H140];[$Jojo.H137:$Jojo.H140];[$Polizei.H137:$Polizei.H140];[$Elisa.H137:$Elisa.H140];[.J137:.J140];[$Papa.H137:$Papa.H140];[$'315323'.H137:$'315323'.H14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4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42:$Jojo.G145];[$Polizei.G142:$Polizei.G145];[$Elisa.G142:$Elisa.G145];[.I142:.I145];[$Papa.G142:$Papa.G145];[$'315323'.G142:$'315323'.G145];[$'Johannes Bank'.G142:$'Johannes Bank'.G145])" office:value-type="float" office:value="0" calcext:value-type="float">
            <text:p>,00</text:p>
          </table:table-cell>
          <table:table-cell table:formula="of:=0-SUM([$'Johannes Bank'.H142:$'Johannes Bank'.H145];[$Jojo.H142:$Jojo.H145];[$Polizei.H142:$Polizei.H145];[$Elisa.H142:$Elisa.H145];[.J142:.J145];[$Papa.H142:$Papa.H145];[$'315323'.H142:$'315323'.H14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5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47:$Jojo.G150];[$Polizei.G147:$Polizei.G150];[$Elisa.G147:$Elisa.G147];[.I147:.I150];[$Papa.G147:$Papa.G150];[$'315323'.G147:$'315323'.G150];[$'Johannes Bank'.G147:$'Johannes Bank'.G150])" office:value-type="float" office:value="0" calcext:value-type="float">
            <text:p>,00</text:p>
          </table:table-cell>
          <table:table-cell table:formula="of:=0-SUM([$'Johannes Bank'.H147:$'Johannes Bank'.H150];[$Jojo.H147:$Jojo.H150];[$Polizei.H147:$Polizei.H150];[$Elisa.H147:$Elisa.H150];[.J147:.J150];[$Papa.H147:$Papa.H150];[$'315323'.H147:$'315323'.H15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6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52:$Jojo.G155];[$Polizei.G152:$Polizei.G155];[$Elisa.G152:$Elisa.G155];[.I152:.I155];[$Papa.G152:$Papa.G155];[$'315323'.G152:$'315323'.G155];[$'Johannes Bank'.G152:$'Johannes Bank'.G155])" office:value-type="float" office:value="0" calcext:value-type="float">
            <text:p>,00</text:p>
          </table:table-cell>
          <table:table-cell table:formula="of:=0-SUM([$'Johannes Bank'.H152:$'Johannes Bank'.H155];[$Jojo.H152:$Jojo.H155];[$Polizei.H152:$Polizei.H155];[$Elisa.H152:$Elisa.H155];[.J152:.J155];[$Papa.H152:$Papa.H155];[$'315323'.H152:$'315323'.H15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7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57:$Jojo.G160];[$Polizei.G157:$Polizei.G160];[$Elisa.G157:$Elisa.G160];[.I157:.I160];[$Papa.G157:$Papa.G160];[$'315323'.G157:$'315323'.G160];[$'Johannes Bank'.G157:$'Johannes Bank'.G160])" office:value-type="float" office:value="0" calcext:value-type="float">
            <text:p>,00</text:p>
          </table:table-cell>
          <table:table-cell table:formula="of:=0-SUM([$'Johannes Bank'.H157:$'Johannes Bank'.H160];[$Jojo.H157:$Jojo.H160];[$Polizei.H157:$Polizei.H160];[$Elisa.H157:$Elisa.H160];[.J157:.J160];[$Papa.H157:$Papa.H160];[$'315323'.H157:$'315323'.H16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8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62:$Jojo.G165];[$Polizei.G162:$Polizei.G165];[$Elisa.G162:$Elisa.G165];[.I162:.I165];[$Papa.G162:$Papa.G165];[$'315323'.G162:$'315323'.G165];[$'Johannes Bank'.G162:$'Johannes Bank'.G165])" office:value-type="float" office:value="0" calcext:value-type="float">
            <text:p>,00</text:p>
          </table:table-cell>
          <table:table-cell table:formula="of:=0-SUM([$'Johannes Bank'.H162:$'Johannes Bank'.H165];[$Jojo.H162:$Jojo.H165];[$Polizei.H162:$Polizei.H165];[$Elisa.H162:$Elisa.H165];[.J162:.J165];[$Papa.H162:$Papa.H165];[$'315323'.H162:$'315323'.H16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9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67:$Jojo.G170];[$Polizei.G167:$Polizei.G170];[$Elisa.G167:$Elisa.G170];[.I167:.I170];[$Papa.G167:$Papa.G170];[$'315323'.G167:$'315323'.G170];[$'Johannes Bank'.G167:$'Johannes Bank'.G170])" office:value-type="float" office:value="0" calcext:value-type="float">
            <text:p>,00</text:p>
          </table:table-cell>
          <table:table-cell table:formula="of:=0-SUM([$'Johannes Bank'.H167:$'Johannes Bank'.H170];[$Jojo.H167:$Jojo.H170];[$Polizei.H167:$Polizei.H170];[$Elisa.H167:$Elisa.H170];[.J167:.J170];[$Papa.H167:$Papa.H170];[$'315323'.H167:$'315323'.H17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0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72:$Jojo.G175];[$Polizei.G172:$Polizei.G175];[$Elisa.G172:$Elisa.G172];[.I172:.I175];[$Papa.G172:$Papa.G175];[$'315323'.G172:$'315323'.G175];[$'Johannes Bank'.G172:$'Johannes Bank'.G175])" office:value-type="float" office:value="0" calcext:value-type="float">
            <text:p>,00</text:p>
          </table:table-cell>
          <table:table-cell table:formula="of:=0-SUM([$'Johannes Bank'.H172:$'Johannes Bank'.H175];[$Jojo.H172:$Jojo.H175];[$Polizei.H172:$Polizei.H175];[$Elisa.H172:$Elisa.H175];[.J172:.J175];[$Papa.H172:$Papa.H175];[$'315323'.H172:$'315323'.H17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1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77:$Jojo.G180];[$Polizei.G177:$Polizei.G180];[$Elisa.G177:$Elisa.G180];[.I177:.I180];[$Papa.G177:$Papa.G180];[$'315323'.G177:$'315323'.G180];[$'Johannes Bank'.G177:$'Johannes Bank'.G180])" office:value-type="float" office:value="0" calcext:value-type="float">
            <text:p>,00</text:p>
          </table:table-cell>
          <table:table-cell table:formula="of:=0-SUM([$'Johannes Bank'.H177:$'Johannes Bank'.H180];[$Jojo.H177:$Jojo.H180];[$Polizei.H177:$Polizei.H180];[$Elisa.H177:$Elisa.H180];[.J177:.J180];[$Papa.H177:$Papa.H180];[$'315323'.H177:$'315323'.H18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2-2023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82:$Jojo.G185];[$Polizei.G182:$Polizei.G185];[$Elisa.G182:$Elisa.G185];[.I182:.I185];[$Papa.G182:$Papa.G185];[$'315323'.G182:$'315323'.G185];[$'Johannes Bank'.G182:$'Johannes Bank'.G185])" office:value-type="float" office:value="0" calcext:value-type="float">
            <text:p>,00</text:p>
          </table:table-cell>
          <table:table-cell table:formula="of:=0-SUM([$'Johannes Bank'.H182:$'Johannes Bank'.H185];[$Jojo.H182:$Jojo.H185];[$Polizei.H182:$Polizei.H185];[$Elisa.H182:$Elisa.H185];[.J182:.J185];[$Papa.H182:$Papa.H185];[$'315323'.H182:$'315323'.H18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1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87:$Jojo.G190];[$Polizei.G187:$Polizei.G190];[$Elisa.G187:$Elisa.G190];[.I187:.I190];[$Papa.G187:$Papa.G190];[$'315323'.G187:$'315323'.G190];[$'Johannes Bank'.G187:$'Johannes Bank'.G190])" office:value-type="float" office:value="0" calcext:value-type="float">
            <text:p>,00</text:p>
          </table:table-cell>
          <table:table-cell table:formula="of:=0-SUM([$'Johannes Bank'.H187:$'Johannes Bank'.H190];[$Jojo.H187:$Jojo.H190];[$Polizei.H187:$Polizei.H190];[$Elisa.H187:$Elisa.H190];[.J187:.J190];[$Papa.H187:$Papa.H190];[$'315323'.H187:$'315323'.H19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2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92:$Jojo.G195];[$Polizei.G192:$Polizei.G195];[$Elisa.G192:$Elisa.G195];[.I192:.I195];[$Papa.G192:$Papa.G195];[$'315323'.G192:$'315323'.G195];[$'Johannes Bank'.G192:$'Johannes Bank'.G195])" office:value-type="float" office:value="0" calcext:value-type="float">
            <text:p>,00</text:p>
          </table:table-cell>
          <table:table-cell table:formula="of:=0-SUM([$'Johannes Bank'.H192:$'Johannes Bank'.H195];[$Jojo.H192:$Jojo.H195];[$Polizei.H192:$Polizei.H195];[$Elisa.H192:$Elisa.H195];[.J192:.J195];[$Papa.H192:$Papa.H195];[$'315323'.H192:$'315323'.H19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3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197:$Jojo.G200];[$Polizei.G197:$Polizei.G200];[$Elisa.G197:$Elisa.G197];[.I197:.I200];[$Papa.G197:$Papa.G200];[$'315323'.G197:$'315323'.G200];[$'Johannes Bank'.G197:$'Johannes Bank'.G200])" office:value-type="float" office:value="0" calcext:value-type="float">
            <text:p>,00</text:p>
          </table:table-cell>
          <table:table-cell table:formula="of:=0-SUM([$'Johannes Bank'.H197:$'Johannes Bank'.H200];[$Jojo.H197:$Jojo.H200];[$Polizei.H197:$Polizei.H200];[$Elisa.H197:$Elisa.H200];[.J197:.J200];[$Papa.H197:$Papa.H200];[$'315323'.H197:$'315323'.H20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4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02:$Jojo.G205];[$Polizei.G202:$Polizei.G205];[$Elisa.G202:$Elisa.G205];[.I202:.I205];[$Papa.G202:$Papa.G205];[$'315323'.G202:$'315323'.G205];[$'Johannes Bank'.G202:$'Johannes Bank'.G205])" office:value-type="float" office:value="0" calcext:value-type="float">
            <text:p>,00</text:p>
          </table:table-cell>
          <table:table-cell table:formula="of:=0-SUM([$'Johannes Bank'.H202:$'Johannes Bank'.H205];[$Jojo.H202:$Jojo.H205];[$Polizei.H202:$Polizei.H205];[$Elisa.H202:$Elisa.H205];[.J202:.J205];[$Papa.H202:$Papa.H205];[$'315323'.H202:$'315323'.H20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8" office:value-type="string" calcext:value-type="string">
            <text:p>5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07:$Jojo.G210];[$Polizei.G207:$Polizei.G210];[$Elisa.G207:$Elisa.G210];[.I207:.I210];[$Papa.G207:$Papa.G210];[$'315323'.G207:$'315323'.G210];[$'Johannes Bank'.G207:$'Johannes Bank'.G210])" office:value-type="float" office:value="0" calcext:value-type="float">
            <text:p>,00</text:p>
          </table:table-cell>
          <table:table-cell table:formula="of:=0-SUM([$'Johannes Bank'.H207:$'Johannes Bank'.H210];[$Jojo.H207:$Jojo.H210];[$Polizei.H207:$Polizei.H210];[$Elisa.H207:$Elisa.H210];[.J207:.J210];[$Papa.H207:$Papa.H210];[$'315323'.H207:$'315323'.H21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6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12:$Jojo.G215];[$Polizei.G212:$Polizei.G215];[$Elisa.G212:$Elisa.G215];[.I212:.I215];[$Papa.G212:$Papa.G215];[$'315323'.G212:$'315323'.G215];[$'Johannes Bank'.G212:$'Johannes Bank'.G215])" office:value-type="float" office:value="0" calcext:value-type="float">
            <text:p>,00</text:p>
          </table:table-cell>
          <table:table-cell table:formula="of:=0-SUM([$'Johannes Bank'.H212:$'Johannes Bank'.H215];[$Jojo.H212:$Jojo.H215];[$Polizei.H212:$Polizei.H215];[$Elisa.H212:$Elisa.H215];[.J212:.J215];[$Papa.H212:$Papa.H215];[$'315323'.H212:$'315323'.H21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7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17:$Jojo.G220];[$Polizei.G217:$Polizei.G220];[$Elisa.G217:$Elisa.G220];[.I217:.I220];[$Papa.G217:$Papa.G220];[$'315323'.G217:$'315323'.G220];[$'Johannes Bank'.G217:$'Johannes Bank'.G220])" office:value-type="float" office:value="0" calcext:value-type="float">
            <text:p>,00</text:p>
          </table:table-cell>
          <table:table-cell table:formula="of:=0-SUM([$'Johannes Bank'.H217:$'Johannes Bank'.H220];[$Jojo.H217:$Jojo.H220];[$Polizei.H217:$Polizei.H220];[$Elisa.H217:$Elisa.H220];[.J217:.J220];[$Papa.H217:$Papa.H220];[$'315323'.H217:$'315323'.H22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8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22:$Jojo.G225];[$Polizei.G222:$Polizei.G225];[$Elisa.G222:$Elisa.G222];[.I222:.I225];[$Papa.G222:$Papa.G225];[$'315323'.G222:$'315323'.G225];[$'Johannes Bank'.G222:$'Johannes Bank'.G225])" office:value-type="float" office:value="0" calcext:value-type="float">
            <text:p>,00</text:p>
          </table:table-cell>
          <table:table-cell table:formula="of:=0-SUM([$'Johannes Bank'.H222:$'Johannes Bank'.H225];[$Jojo.H222:$Jojo.H225];[$Polizei.H222:$Polizei.H225];[$Elisa.H222:$Elisa.H225];[.J222:.J225];[$Papa.H222:$Papa.H225];[$'315323'.H222:$'315323'.H22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9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27:$Jojo.G230];[$Polizei.G227:$Polizei.G230];[$Elisa.G227:$Elisa.G230];[.I227:.I230];[$Papa.G227:$Papa.G230];[$'315323'.G227:$'315323'.G230];[$'Johannes Bank'.G227:$'Johannes Bank'.G230])" office:value-type="float" office:value="0" calcext:value-type="float">
            <text:p>,00</text:p>
          </table:table-cell>
          <table:table-cell table:formula="of:=0-SUM([$'Johannes Bank'.H227:$'Johannes Bank'.H230];[$Jojo.H227:$Jojo.H230];[$Polizei.H227:$Polizei.H230];[$Elisa.H227:$Elisa.H230];[.J227:.J230];[$Papa.H227:$Papa.H230];[$'315323'.H227:$'315323'.H23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0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32:$Jojo.G235];[$Polizei.G232:$Polizei.G235];[$Elisa.G232:$Elisa.G235];[.I232:.I235];[$Papa.G232:$Papa.G235];[$'315323'.G232:$'315323'.G235];[$'Johannes Bank'.G232:$'Johannes Bank'.G235])" office:value-type="float" office:value="0" calcext:value-type="float">
            <text:p>,00</text:p>
          </table:table-cell>
          <table:table-cell table:formula="of:=0-SUM([$'Johannes Bank'.H232:$'Johannes Bank'.H235];[$Jojo.H232:$Jojo.H235];[$Polizei.H232:$Polizei.H235];[$Elisa.H232:$Elisa.H235];[.J232:.J235];[$Papa.H232:$Papa.H235];[$'315323'.H232:$'315323'.H23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1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37:$Jojo.G240];[$Polizei.G237:$Polizei.G240];[$Elisa.G237:$Elisa.G240];[.I237:.I240];[$Papa.G237:$Papa.G240];[$'315323'.G237:$'315323'.G240];[$'Johannes Bank'.G237:$'Johannes Bank'.G240])" office:value-type="float" office:value="0" calcext:value-type="float">
            <text:p>,00</text:p>
          </table:table-cell>
          <table:table-cell table:formula="of:=0-SUM([$'Johannes Bank'.H237:$'Johannes Bank'.H240];[$Jojo.H237:$Jojo.H240];[$Polizei.H237:$Polizei.H240];[$Elisa.H237:$Elisa.H240];[.J237:.J240];[$Papa.H237:$Papa.H240];[$'315323'.H237:$'315323'.H240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style-name="ce9" office:value-type="string" calcext:value-type="string">
            <text:p>12-2024</text:p>
          </table:table-cell>
          <table:table-cell table:number-columns-repeated="22"/>
        </table:table-row>
        <table:table-row table:style-name="ro2">
          <table:table-cell table:number-columns-repeated="6"/>
          <table:table-cell table:formula="of:=0-SUM([$Jojo.G242:$Jojo.G245];[$Polizei.G242:$Polizei.G245];[$Elisa.G242:$Elisa.G245];[.I242:.I245];[$Papa.G242:$Papa.G245];[$'315323'.G242:$'315323'.G245];[$'Johannes Bank'.G242:$'Johannes Bank'.G245])" office:value-type="float" office:value="0" calcext:value-type="float">
            <text:p>,00</text:p>
          </table:table-cell>
          <table:table-cell table:formula="of:=0-SUM([$'Johannes Bank'.H242:$'Johannes Bank'.H245];[$Jojo.H242:$Jojo.H245];[$Polizei.H242:$Polizei.H245];[$Elisa.H242:$Elisa.H245];[.J242:.J245];[$Papa.H242:$Papa.H245];[$'315323'.H242:$'315323'.H245])" office:value-type="float" office:value="0" calcext:value-type="float">
            <text:p>,00</text:p>
          </table:table-cell>
          <table:table-cell table:number-columns-repeated="15"/>
        </table:table-row>
        <table:table-row table:style-name="ro2" table:number-rows-repeated="2758">
          <table:table-cell table:number-columns-repeated="23"/>
        </table:table-row>
        <table:table-row table:style-name="ro2" table:number-rows-repeated="1999">
          <table:table-cell table:number-columns-repeated="2"/>
          <table:table-cell table:style-name="Default" table:number-columns-repeated="9"/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4"/>
          <table:table-cell table:style-name="ce33"/>
          <table:table-cell table:number-columns-repeated="7"/>
        </table:table-row>
      </table:table>
      <table:table table:name="Papa" table:style-name="ta1">
        <table:table-column table:style-name="co2" table:default-cell-style-name="Default"/>
        <table:table-column table:style-name="co49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27" table:default-cell-style-name="Default"/>
        <table:table-column table:style-name="co52" table:default-cell-style-name="Default"/>
        <table:table-column table:style-name="co2" table:number-columns-repeated="3" table:default-cell-style-name="Default"/>
        <table:table-column table:style-name="co53" table:default-cell-style-name="Default"/>
        <table:table-column table:style-name="co2" table:default-cell-style-name="Default"/>
        <table:table-column table:style-name="co54" table:default-cell-style-name="Default"/>
        <table:table-column table:style-name="co2" table:number-columns-repeated="2" table:default-cell-style-name="Default"/>
        <table:table-column table:style-name="co55" table:default-cell-style-name="Default"/>
        <table:table-column table:style-name="co2" table:number-columns-repeated="2" table:default-cell-style-name="Default"/>
        <table:table-row table:style-name="ro1">
          <table:table-cell table:style-name="ce15" office:value-type="string" calcext:value-type="string">
            <text:p>Papa Konto Johannes Bank <text:s text:c="2"/>Kontobesitzer: Cristoforo Simonetto</text:p>
          </table:table-cell>
          <table:table-cell table:style-name="ce15"/>
          <table:table-cell table:number-columns-repeated="19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formula="of:=SUM([.C5:.I1000];[.O6:.O1000])" office:value-type="float" office:value="1221.97" calcext:value-type="float">
            <text:p>1221,97</text:p>
          </table:table-cell>
          <table:table-cell/>
          <table:table-cell table:style-name="ce30" table:formula="of:=TODAY()" office:value-type="date" office:date-value="2021-03-02" calcext:value-type="date">
            <text:p>03.21</text:p>
          </table:table-cell>
          <table:table-cell table:formula="of:=TEXT([.E2];&quot;MMMM&quot;)" office:value-type="string" office:string-value="März" calcext:value-type="string">
            <text:p>März</text:p>
          </table:table-cell>
          <table:table-cell table:style-name="ce14"/>
          <table:table-cell table:style-name="ce22"/>
          <table:table-cell table:number-columns-repeated="13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number-columns-repeated="18"/>
        </table:table-row>
        <table:table-row table:style-name="ro4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en</text:p>
          </table:table-cell>
          <table:table-cell table:number-columns-repeated="3"/>
          <table:table-cell office:value-type="string" calcext:value-type="string">
            <text:p>Zinssatz:</text:p>
          </table:table-cell>
          <table:table-cell table:style-name="ce31" office:value-type="percentage" office:value="0.08" calcext:value-type="percentage">
            <text:p>8,0 %</text:p>
          </table:table-cell>
          <table:table-cell table:number-columns-repeated="4"/>
        </table:table-row>
        <table:table-row table:style-name="ro2">
          <table:table-cell table:style-name="ce18" office:value-type="date" office:date-value="2021-01-30" calcext:value-type="date">
            <text:p>30.01.21</text:p>
          </table:table-cell>
          <table:table-cell table:style-name="ce18"/>
          <table:table-cell table:number-columns-repeated="6"/>
          <table:table-cell office:value-type="float" office:value="1421.97" calcext:value-type="float">
            <text:p>1421,97</text:p>
          </table:table-cell>
          <table:table-cell office:value-type="string" calcext:value-type="string">
            <text:p>Kontostand alt</text:p>
          </table:table-cell>
          <table:table-cell/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sende Geld</text:p>
          </table:table-cell>
          <table:table-cell office:value-type="string" calcext:value-type="string">
            <text:p>Zinsen</text:p>
          </table:table-cell>
          <table:table-cell office:value-type="string" calcext:value-type="string">
            <text:p>Kontostand neu</text:p>
          </table:table-cell>
          <table:table-cell table:number-columns-repeated="2"/>
          <table:table-cell office:value-type="string" calcext:value-type="string">
            <text:p>War/Ist(1)/Nicht(Falsch)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=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6]=&quot;1&quot;;;&quot;0&quot;)" office:value-type="string" office:string-value="0" calcext:value-type="string">
            <text:p>0</text:p>
          </table:table-cell>
          <table:table-cell table:formula="of:=[.N6]*[.Q4]" office:value-type="float" office:value="0" calcext:value-type="float">
            <text:p>0</text:p>
          </table:table-cell>
          <table:table-cell table:formula="of:=[.N6]+[.O6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4]" office:value-type="float" office:value="0" calcext:value-type="float">
            <text:p>0</text:p>
          </table:table-cell>
          <table:table-cell table:formula="of:=SUM([.C5:.I10])" office:value-type="float" office:value="1421.97" calcext:value-type="float">
            <text:p>1421,97</text:p>
          </table:table-cell>
          <table:table-cell table:formula="of:=[.T6]" office:value-type="float" office:value="1421.97" calcext:value-type="float">
            <text:p>1421,97</text:p>
          </table:table-cell>
        </table:table-row>
        <table:table-row table:style-name="ro2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7]=&quot;1&quot;;;&quot;0&quot;)" office:value-type="string" office:string-value="0" calcext:value-type="string">
            <text:p>0</text:p>
          </table:table-cell>
          <table:table-cell table:formula="of:=[.N7]*[.Q4]" office:value-type="float" office:value="0" calcext:value-type="float">
            <text:p>0</text:p>
          </table:table-cell>
          <table:table-cell table:formula="of:=[.N7]+[.O7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5]" office:value-type="float" office:value="0" calcext:value-type="float">
            <text:p>0</text:p>
          </table:table-cell>
          <table:table-cell table:formula="of:=SUM([.C12:.I15])" office:value-type="float" office:value="-200" calcext:value-type="float">
            <text:p>-200</text:p>
          </table:table-cell>
          <table:table-cell table:formula="of:=[.T7]+[.P6]" office:value-type="float" office:value="-200" calcext:value-type="float">
            <text:p>-200</text:p>
          </table:table-cell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8]=&quot;1&quot;;;&quot;0&quot;)" office:value-type="string" office:string-value="0" calcext:value-type="string">
            <text:p>0</text:p>
          </table:table-cell>
          <table:table-cell table:formula="of:=[.N8]*[.Q4]" office:value-type="float" office:value="0" calcext:value-type="float">
            <text:p>0</text:p>
          </table:table-cell>
          <table:table-cell table:formula="of:=[.N8]+[.O8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6]" office:value-type="float" office:value="0" calcext:value-type="float">
            <text:p>0</text:p>
          </table:table-cell>
          <table:table-cell table:formula="of:=SUM([.C17:.I20])" office:value-type="float" office:value="0" calcext:value-type="float">
            <text:p>0</text:p>
          </table:table-cell>
          <table:table-cell table:formula="of:=[.T8]+[.P7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9]=&quot;1&quot;;;&quot;0&quot;)" office:value-type="string" office:string-value="0" calcext:value-type="string">
            <text:p>0</text:p>
          </table:table-cell>
          <table:table-cell table:formula="of:=[.N9]*[.Q4]" office:value-type="float" office:value="0" calcext:value-type="float">
            <text:p>0</text:p>
          </table:table-cell>
          <table:table-cell table:formula="of:=[.N9]+[.O9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7]" office:value-type="float" office:value="0" calcext:value-type="float">
            <text:p>0</text:p>
          </table:table-cell>
          <table:table-cell table:formula="of:=SUM([.C22:.I25])" office:value-type="float" office:value="0" calcext:value-type="float">
            <text:p>0</text:p>
          </table:table-cell>
          <table:table-cell table:formula="of:=[.T9]+[.P8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10]=&quot;1&quot;;;&quot;0&quot;)" office:value-type="string" office:string-value="0" calcext:value-type="string">
            <text:p>0</text:p>
          </table:table-cell>
          <table:table-cell table:formula="of:=[.N10]*[.Q4]" office:value-type="float" office:value="0" calcext:value-type="float">
            <text:p>0</text:p>
          </table:table-cell>
          <table:table-cell table:formula="of:=[.N10]+[.O10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8]" office:value-type="float" office:value="0" calcext:value-type="float">
            <text:p>0</text:p>
          </table:table-cell>
          <table:table-cell table:formula="of:=SUM([.C27:.I30])" office:value-type="float" office:value="0" calcext:value-type="float">
            <text:p>0</text:p>
          </table:table-cell>
          <table:table-cell table:formula="of:=[.T10]+[.P9]" office:value-type="float" office:value="0" calcext:value-type="float">
            <text:p>0</text:p>
          </table:table-cell>
        </table:table-row>
        <table:table-row table:style-name="ro3">
          <table:table-cell table:style-name="ce8" office:value-type="string" calcext:value-type="string">
            <text:p>2-2021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11]=&quot;1&quot;;;&quot;0&quot;)" office:value-type="string" office:string-value="0" calcext:value-type="string">
            <text:p>0</text:p>
          </table:table-cell>
          <table:table-cell table:formula="of:=[.N11]*[.Q4]" office:value-type="float" office:value="0" calcext:value-type="float">
            <text:p>0</text:p>
          </table:table-cell>
          <table:table-cell table:formula="of:=[.N11]+[.O11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9]" office:value-type="float" office:value="0" calcext:value-type="float">
            <text:p>0</text:p>
          </table:table-cell>
          <table:table-cell table:formula="of:=SUM([.C32:.I35])" office:value-type="float" office:value="0" calcext:value-type="float">
            <text:p>0</text:p>
          </table:table-cell>
          <table:table-cell table:formula="of:=[.T11]+[.P10]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/>
          <table:table-cell table:style-name="ce11"/>
          <table:table-cell table:style-name="ce11" office:value-type="float" office:value="-200" calcext:value-type="float">
            <text:p>-200,00</text:p>
          </table:table-cell>
          <table:table-cell table:style-name="ce11" table:number-columns-repeated="5"/>
          <table:table-cell office:value-type="string" calcext:value-type="string">
            <text:p>Kellerschran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12]=&quot;1&quot;; SUM([.B37:.I40];[.P11]);&quot;0&quot;)" office:value-type="string" office:string-value="0" calcext:value-type="string">
            <text:p>0</text:p>
          </table:table-cell>
          <table:table-cell table:formula="of:=[.N12]*[.Q4]" office:value-type="float" office:value="0" calcext:value-type="float">
            <text:p>0</text:p>
          </table:table-cell>
          <table:table-cell table:formula="of:=[.N12]+[.O12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0]" office:value-type="float" office:value="0" calcext:value-type="float">
            <text:p>0</text:p>
          </table:table-cell>
          <table:table-cell table:formula="of:=SUM([.C37:.I40])" office:value-type="float" office:value="0" calcext:value-type="float">
            <text:p>0</text:p>
          </table:table-cell>
          <table:table-cell table:formula="of:=[.T12]+[.P11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S13]=&quot;1&quot;; SUM([.B42:.I45];[.P12]);&quot;0&quot;)" office:value-type="string" office:string-value="0" calcext:value-type="string">
            <text:p>0</text:p>
          </table:table-cell>
          <table:table-cell table:formula="of:=[.N13]*[.Q4]" office:value-type="float" office:value="0" calcext:value-type="float">
            <text:p>0</text:p>
          </table:table-cell>
          <table:table-cell table:formula="of:=[.N13]+[.O13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1]" office:value-type="float" office:value="0" calcext:value-type="float">
            <text:p>0</text:p>
          </table:table-cell>
          <table:table-cell/>
          <table:table-cell table:formula="of:=[.T13]+[.P12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S14]=&quot;1&quot;;SUM([.B47:.I50];[.P13]);&quot;0&quot;)" office:value-type="string" office:string-value="0" calcext:value-type="string">
            <text:p>0</text:p>
          </table:table-cell>
          <table:table-cell table:formula="of:=[.N14]*[.Q4]" office:value-type="float" office:value="0" calcext:value-type="float">
            <text:p>0</text:p>
          </table:table-cell>
          <table:table-cell table:formula="of:=[.N14]+[.O14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2]" office:value-type="float" office:value="0" calcext:value-type="float">
            <text:p>0</text:p>
          </table:table-cell>
          <table:table-cell/>
          <table:table-cell table:formula="of:=[.T14]+[.P13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S15]=&quot;1&quot;;SUM([.B52:.I55];[.P14]);&quot;0&quot;)" office:value-type="string" office:string-value="0" calcext:value-type="string">
            <text:p>0</text:p>
          </table:table-cell>
          <table:table-cell table:formula="of:=[.N15]*[.Q4]" office:value-type="float" office:value="0" calcext:value-type="float">
            <text:p>0</text:p>
          </table:table-cell>
          <table:table-cell table:formula="of:=[.N15]+[.O15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3]" office:value-type="float" office:value="0" calcext:value-type="float">
            <text:p>0</text:p>
          </table:table-cell>
          <table:table-cell/>
          <table:table-cell table:formula="of:=[.T15]+[.P14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>
            <text:p>3-202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S16]=&quot;1&quot;;SUM([.B57:.I60];[.P15]);&quot;0&quot;)" office:value-type="string" office:string-value="0" calcext:value-type="string">
            <text:p>0</text:p>
          </table:table-cell>
          <table:table-cell table:formula="of:=[.N16]*[.Q4]" office:value-type="float" office:value="0" calcext:value-type="float">
            <text:p>0</text:p>
          </table:table-cell>
          <table:table-cell table:formula="of:=[.N16]+[.O16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4]" office:value-type="float" office:value="0" calcext:value-type="float">
            <text:p>0</text:p>
          </table:table-cell>
          <table:table-cell/>
          <table:table-cell table:formula="of:=[.T16]+[.P15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17]=&quot;1&quot;; SUM([.B62:.I65];[.P16]);&quot;0&quot;)" office:value-type="string" office:string-value="0" calcext:value-type="string">
            <text:p>0</text:p>
          </table:table-cell>
          <table:table-cell table:formula="of:=[.N17]*[.Q4]" office:value-type="float" office:value="0" calcext:value-type="float">
            <text:p>0</text:p>
          </table:table-cell>
          <table:table-cell table:formula="of:=[.N17]+[.O17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5]" office:value-type="float" office:value="0" calcext:value-type="float">
            <text:p>0</text:p>
          </table:table-cell>
          <table:table-cell/>
          <table:table-cell table:formula="of:=[.T17]+[.P16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18]=&quot;1&quot;; SUM([.B67:.I70];[.P17]);&quot;0&quot;)" office:value-type="string" office:string-value="0" calcext:value-type="string">
            <text:p>0</text:p>
          </table:table-cell>
          <table:table-cell table:formula="of:=[.N18]*[.Q4]" office:value-type="float" office:value="0" calcext:value-type="float">
            <text:p>0</text:p>
          </table:table-cell>
          <table:table-cell table:formula="of:=[.N18]+[.O18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6]" office:value-type="float" office:value="0" calcext:value-type="float">
            <text:p>0</text:p>
          </table:table-cell>
          <table:table-cell/>
          <table:table-cell table:formula="of:=[.T18]+[.P17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19]=&quot;1&quot;; SUM([.B72:.I75];[.P18]);&quot;0&quot;)" office:value-type="string" office:string-value="0" calcext:value-type="string">
            <text:p>0</text:p>
          </table:table-cell>
          <table:table-cell table:formula="of:=[.N19]*[.Q4]" office:value-type="float" office:value="0" calcext:value-type="float">
            <text:p>0</text:p>
          </table:table-cell>
          <table:table-cell table:formula="of:=[.N19]+[.O19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7]" office:value-type="float" office:value="0" calcext:value-type="float">
            <text:p>0</text:p>
          </table:table-cell>
          <table:table-cell/>
          <table:table-cell table:formula="of:=[.T19]+[.P18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0]=&quot;1&quot;; SUM([.B77:.I80];[.P19]);&quot;0&quot;)" office:value-type="string" office:string-value="0" calcext:value-type="string">
            <text:p>0</text:p>
          </table:table-cell>
          <table:table-cell table:formula="of:=[.N20]*[.Q4]" office:value-type="float" office:value="0" calcext:value-type="float">
            <text:p>0</text:p>
          </table:table-cell>
          <table:table-cell table:formula="of:=[.N20]+[.O20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8]" office:value-type="float" office:value="0" calcext:value-type="float">
            <text:p>0</text:p>
          </table:table-cell>
          <table:table-cell/>
          <table:table-cell table:formula="of:=[.T20]+[.P19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>
            <text:p>4-202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1]=&quot;1&quot;; SUM([.B82:.I85];[.P20]);&quot;0&quot;)" office:value-type="string" office:string-value="0" calcext:value-type="string">
            <text:p>0</text:p>
          </table:table-cell>
          <table:table-cell table:formula="of:=[.N21]*[.Q4]" office:value-type="float" office:value="0" calcext:value-type="float">
            <text:p>0</text:p>
          </table:table-cell>
          <table:table-cell table:formula="of:=[.N21]+[.O21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19]" office:value-type="float" office:value="0" calcext:value-type="float">
            <text:p>0</text:p>
          </table:table-cell>
          <table:table-cell/>
          <table:table-cell table:formula="of:=[.T21]+[.P20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2]=&quot;1&quot;; SUM([.B87:.I90];[.P21]);&quot;0&quot;)" office:value-type="string" office:string-value="0" calcext:value-type="string">
            <text:p>0</text:p>
          </table:table-cell>
          <table:table-cell table:formula="of:=[.N22]*[.Q4]" office:value-type="float" office:value="0" calcext:value-type="float">
            <text:p>0</text:p>
          </table:table-cell>
          <table:table-cell table:formula="of:=[.N22]+[.O22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0]" office:value-type="float" office:value="0" calcext:value-type="float">
            <text:p>0</text:p>
          </table:table-cell>
          <table:table-cell/>
          <table:table-cell table:formula="of:=[.T22]+[.P21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3]=&quot;1&quot;; SUM([.B92:.I95];[.P22]);&quot;0&quot;)" office:value-type="string" office:string-value="0" calcext:value-type="string">
            <text:p>0</text:p>
          </table:table-cell>
          <table:table-cell table:formula="of:=[.N23]*[.Q4]" office:value-type="float" office:value="0" calcext:value-type="float">
            <text:p>0</text:p>
          </table:table-cell>
          <table:table-cell table:formula="of:=[.N23]+[.O23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1]" office:value-type="float" office:value="0" calcext:value-type="float">
            <text:p>0</text:p>
          </table:table-cell>
          <table:table-cell/>
          <table:table-cell table:formula="of:=[.T23]+[.P22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4]=&quot;1&quot;; SUM([.B97:.I100];[.P23]);&quot;0&quot;)" office:value-type="string" office:string-value="0" calcext:value-type="string">
            <text:p>0</text:p>
          </table:table-cell>
          <table:table-cell table:formula="of:=[.N24]*[.Q4]" office:value-type="float" office:value="0" calcext:value-type="float">
            <text:p>0</text:p>
          </table:table-cell>
          <table:table-cell table:formula="of:=[.N24]+[.O24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2]" office:value-type="float" office:value="0" calcext:value-type="float">
            <text:p>0</text:p>
          </table:table-cell>
          <table:table-cell/>
          <table:table-cell table:formula="of:=[.T24]+[.P23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5]=&quot;1&quot;;SUM([.B102:.I105];[.P24]);&quot;0&quot;)" office:value-type="string" office:string-value="0" calcext:value-type="string">
            <text:p>0</text:p>
          </table:table-cell>
          <table:table-cell table:formula="of:=[.N25]*[.Q4]" office:value-type="float" office:value="0" calcext:value-type="float">
            <text:p>0</text:p>
          </table:table-cell>
          <table:table-cell table:formula="of:=[.N25]+[.O25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3]" office:value-type="float" office:value="0" calcext:value-type="float">
            <text:p>0</text:p>
          </table:table-cell>
          <table:table-cell/>
          <table:table-cell table:formula="of:=[.T25]+[.P24]" office:value-type="float" office:value="0" calcext:value-type="float">
            <text:p>0</text:p>
          </table:table-cell>
        </table:table-row>
        <table:table-row table:style-name="ro3">
          <table:table-cell table:style-name="ce8" office:value-type="string" calcext:value-type="string">
            <text:p>5-202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6]=&quot;1&quot;; SUM([.B107:.I110];[.P25]);&quot;0&quot;)" office:value-type="string" office:string-value="0" calcext:value-type="string">
            <text:p>0</text:p>
          </table:table-cell>
          <table:table-cell table:formula="of:=[.N26]*[.Q4]" office:value-type="float" office:value="0" calcext:value-type="float">
            <text:p>0</text:p>
          </table:table-cell>
          <table:table-cell table:formula="of:=[.N26]+[.O26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4]" office:value-type="float" office:value="0" calcext:value-type="float">
            <text:p>0</text:p>
          </table:table-cell>
          <table:table-cell/>
          <table:table-cell table:formula="of:=[.T26]+[.P25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7]=&quot;1&quot;; SUM([.B112:.I115];[.P26]);&quot;0&quot;)" office:value-type="string" office:string-value="0" calcext:value-type="string">
            <text:p>0</text:p>
          </table:table-cell>
          <table:table-cell table:formula="of:=[.N27]*[.Q4]" office:value-type="float" office:value="0" calcext:value-type="float">
            <text:p>0</text:p>
          </table:table-cell>
          <table:table-cell table:formula="of:=[.N27]+[.O27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5]" office:value-type="float" office:value="0" calcext:value-type="float">
            <text:p>0</text:p>
          </table:table-cell>
          <table:table-cell/>
          <table:table-cell table:formula="of:=[.T27]+[.P26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14" table:formula="of:=IF([.S28]=&quot;1&quot;; SUM([.B117:.I120];[.P27]);&quot;0&quot;)" office:value-type="string" office:string-value="0" calcext:value-type="string">
            <text:p>0</text:p>
          </table:table-cell>
          <table:table-cell table:formula="of:=[.N28]*[.Q4]" office:value-type="float" office:value="0" calcext:value-type="float">
            <text:p>0</text:p>
          </table:table-cell>
          <table:table-cell table:formula="of:=[.N28]+[.O28]" office:value-type="float" office:value="0" calcext:value-type="float">
            <text:p>0</text:p>
          </table:table-cell>
          <table:table-cell table:number-columns-repeated="2"/>
          <table:table-cell table:style-name="ce14" table:formula="of:=[$Übersicht.S26]" office:value-type="float" office:value="0" calcext:value-type="float">
            <text:p>0</text:p>
          </table:table-cell>
          <table:table-cell/>
          <table:table-cell table:formula="of:=[.T28]+[.P27]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3">
          <table:table-cell table:style-name="ce9" office:value-type="string" calcext:value-type="string">
            <text:p>6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7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8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9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0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1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2-2021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1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2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3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4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5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6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7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8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9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0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1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2-2022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1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2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3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4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5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6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7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8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9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0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1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2-2023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1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2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3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4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8" office:value-type="string" calcext:value-type="string">
            <text:p>5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6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7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8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9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0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1-2024</text:p>
          </table:table-cell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3">
          <table:table-cell table:style-name="ce9" office:value-type="string" calcext:value-type="string">
            <text:p>12-2024</text:p>
          </table:table-cell>
          <table:table-cell table:number-columns-repeated="20"/>
        </table:table-row>
      </table:table>
      <table:table table:name="315323" table:style-name="ta1">
        <office:forms form:automatic-focus="false" form:apply-design-mode="false"/>
        <table:table-column table:style-name="co2" table:default-cell-style-name="Default"/>
        <table:table-column table:style-name="co56" table:default-cell-style-name="Default"/>
        <table:table-column table:style-name="co57" table:default-cell-style-name="ce11"/>
        <table:table-column table:style-name="co2" table:default-cell-style-name="ce11"/>
        <table:table-column table:style-name="co6" table:default-cell-style-name="ce11"/>
        <table:table-column table:style-name="co9" table:default-cell-style-name="ce11"/>
        <table:table-column table:style-name="co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Default"/>
        <table:table-column table:style-name="co55" table:default-cell-style-name="Default"/>
        <table:table-column table:style-name="co2" table:number-columns-repeated="2" table:default-cell-style-name="Default"/>
        <table:table-column table:style-name="co61" table:default-cell-style-name="Default"/>
        <table:table-column table:style-name="co2" table:number-columns-repeated="3" table:default-cell-style-name="Default"/>
        <table:table-row table:style-name="ro1">
          <table:table-cell table:style-name="ce15" office:value-type="string" calcext:value-type="string">
            <text:p>315323 Konto Johannes Bank <text:s text:c="2"/>Kontobesitzer: Doris Simonetto</text:p>
          </table:table-cell>
          <table:table-cell table:style-name="ce15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Kontostand</text:p>
          </table:table-cell>
          <table:table-cell/>
          <table:table-cell table:style-name="Default" table:formula="of:=SUM([.C5:.I1000];[.O6:.O1000])" office:value-type="float" office:value="762.95" calcext:value-type="float">
            <text:p>762,95</text:p>
          </table:table-cell>
          <table:table-cell table:style-name="Default"/>
          <table:table-cell table:style-name="ce18" table:formula="of:=TODAY()" office:value-type="date" office:date-value="2021-03-02" calcext:value-type="date">
            <text:p>02.03.21</text:p>
          </table:table-cell>
          <table:table-cell table:style-name="Default" table:formula="of:=TEXT([.E2];&quot;MMMM&quot;)" office:value-type="string" office:string-value="März" calcext:value-type="string">
            <text:p>März</text:p>
          </table:table-cell>
          <table:table-cell table:style-name="ce13" table:formula="of:=IF([.F2]=&quot;Januar&quot;;&quot;1&quot;;IF([.F2]=&quot;Februar&quot;;&quot;2&quot;;IF([.F2]=&quot;März&quot;;&quot;3&quot;;IF([.F2]=&quot;April&quot;;&quot;4&quot;;IF([.F2]=&quot;Mai&quot;;&quot;5&quot;;IF([.F2]=&quot;Juni&quot;;&quot;6&quot;;IF([.F2]=&quot;Juli&quot;;&quot;7&quot;;IF([.F2]=&quot;August&quot;;&quot;8&quot;;IF([.F2]=&quot;September&quot;;&quot;9&quot;;IF([.F2]=&quot;Oktober&quot;;&quot;10&quot;;IF([.F2]=&quot;November&quot;;&quot;11&quot;;IF([.F2]=&quot;Dezember&quot;;&quot;12&quot;))))))))))))" office:value-type="string" office:string-value="3" calcext:value-type="string">
            <text:p>3</text:p>
          </table:table-cell>
          <table:table-cell table:style-name="Default" table:formula="of:=TEXT([.E2];&quot;JJJJ&quot;)" office:value-type="string" office:string-value="2021" calcext:value-type="string">
            <text:p>2021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ce19" office:value-type="string" calcext:value-type="string">
            <text:p>Überweisungen</text:p>
          </table:table-cell>
          <table:table-cell table:style-name="Default" table:number-columns-repeated="6"/>
          <table:table-cell table:number-columns-repeated="8"/>
        </table:table-row>
        <table:table-row table:style-name="ro4">
          <table:table-cell table:style-name="ce17" office:value-type="string" calcext:value-type="string">
            <text:p>Datum</text:p>
          </table:table-cell>
          <table:table-cell table:style-name="ce17" office:value-type="string" calcext:value-type="string">
            <text:p>Überweisungskonto</text:p>
          </table:table-cell>
          <table:table-cell table:style-name="ce17" office:value-type="string" calcext:value-type="string">
            <text:p>von</text:p>
          </table:table-cell>
          <table:table-cell table:style-name="ce17" office:value-type="string" calcext:value-type="string">
            <text:p>nach</text:p>
          </table:table-cell>
          <table:table-cell table:style-name="ce17" office:value-type="string" calcext:value-type="string">
            <text:p>Einzahlung</text:p>
          </table:table-cell>
          <table:table-cell table:style-name="ce17" office:value-type="string" calcext:value-type="string">
            <text:p>Auszahlung</text:p>
          </table:table-cell>
          <table:table-cell table:style-name="ce17" office:value-type="string" calcext:value-type="string">
            <text:p>Einzahlug über Kaufladen</text:p>
          </table:table-cell>
          <table:table-cell table:style-name="ce17" office:value-type="string" calcext:value-type="string">
            <text:p>Auszahlug über Kaufladen</text:p>
          </table:table-cell>
          <table:table-cell table:style-name="ce17" office:value-type="string" calcext:value-type="string">
            <text:p>Sonstiges…</text:p>
          </table:table-cell>
          <table:table-cell table:style-name="ce17" office:value-type="string" calcext:value-type="string">
            <text:p>...mit Bezeichnung</text:p>
          </table:table-cell>
          <table:table-cell/>
          <table:table-cell table:style-name="ce20" office:value-type="string" calcext:value-type="string">
            <text:p>Zinsen</text:p>
          </table:table-cell>
          <table:table-cell table:number-columns-repeated="3"/>
          <table:table-cell office:value-type="string" calcext:value-type="string">
            <text:p>Zinssatz: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table:style-name="ce18" office:value-type="date" office:date-value="2021-01-30" calcext:value-type="date">
            <text:p>30.01.21</text:p>
          </table:table-cell>
          <table:table-cell table:number-columns-repeated="7"/>
          <table:table-cell office:value-type="float" office:value="374.72" calcext:value-type="float">
            <text:p>374,72</text:p>
          </table:table-cell>
          <table:table-cell office:value-type="string" calcext:value-type="string">
            <text:p>Kontostand alt</text:p>
          </table:table-cell>
          <table:table-cell office:value-type="string" calcext:value-type="string">
            <text:p>War/Ist(1)/Nicht(0)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sende Geld</text:p>
          </table:table-cell>
          <table:table-cell office:value-type="string" calcext:value-type="string">
            <text:p>Zinsen</text:p>
          </table:table-cell>
          <table:table-cell office:value-type="string" calcext:value-type="string">
            <text:p>Kontostand neu</text:p>
          </table:table-cell>
          <table:table-cell/>
        </table:table-row>
        <table:table-row table:style-name="ro2">
          <table:table-cell table:style-name="ce18" office:value-type="date" office:date-value="2021-01-31" calcext:value-type="date">
            <text:p>31.01.21</text:p>
          </table:table-cell>
          <table:table-cell table:style-name="ce18" office:value-type="string" calcext:value-type="string">
            <text:p>Jojo+TSSK+Elisa</text:p>
          </table:table-cell>
          <table:table-cell/>
          <table:table-cell office:value-type="float" office:value="270" calcext:value-type="float">
            <text:p>270,00</text:p>
          </table:table-cell>
          <table:table-cell table:number-columns-repeated="6"/>
          <table:table-cell table:style-name="ce14" table:formula="of:=[$Übersicht.K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K6]=&quot;1&quot;;SUM([.C5:.I10]);&quot;0&quot;)" office:value-type="string" office:string-value="0" calcext:value-type="string">
            <text:p>0</text:p>
          </table:table-cell>
          <table:table-cell table:formula="of:=[.N6]*[.Q4]" office:value-type="float" office:value="0" calcext:value-type="float">
            <text:p>0</text:p>
          </table:table-cell>
          <table:table-cell table:formula="of:=[.N6]+[.O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style-name="ce14" table:formula="of:=IF([.K7]=&quot;1&quot;;SUM([.B12:.I15]);&quot;0&quot;)" office:value-type="string" office:string-value="0" calcext:value-type="string">
            <text:p>0</text:p>
          </table:table-cell>
          <table:table-cell table:formula="of:=[.N7]*[.Q4]" office:value-type="float" office:value="0" calcext:value-type="float">
            <text:p>0</text:p>
          </table:table-cell>
          <table:table-cell table:formula="of:=[.N7]+[.O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17:.I20];[.P7]);&quot;0&quot;)" office:value-type="string" office:string-value="0" calcext:value-type="string">
            <text:p>0</text:p>
          </table:table-cell>
          <table:table-cell table:formula="of:=[.N8]*[.Q4]" office:value-type="float" office:value="0" calcext:value-type="float">
            <text:p>0</text:p>
          </table:table-cell>
          <table:table-cell table:formula="of:=[.N8]+[.O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9]=&quot;1&quot;; SUM([.B17:.I25];[.P8]);&quot;0&quot;)" office:value-type="string" office:string-value="0" calcext:value-type="string">
            <text:p>0</text:p>
          </table:table-cell>
          <table:table-cell table:formula="of:=[.N9]*[.Q4]" office:value-type="float" office:value="0" calcext:value-type="float">
            <text:p>0</text:p>
          </table:table-cell>
          <table:table-cell table:formula="of:=[.N9]+[.O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10]=&quot;1&quot;;SUM([.B15:.I18];[.P9]);&quot;0&quot;)" office:value-type="string" office:string-value="0" calcext:value-type="string">
            <text:p>0</text:p>
          </table:table-cell>
          <table:table-cell table:formula="of:=[.N10]*[.Q4]" office:value-type="float" office:value="0" calcext:value-type="float">
            <text:p>0</text:p>
          </table:table-cell>
          <table:table-cell table:formula="of:=[.N10]+[.O1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" office:value-type="string" calcext:value-type="string">
            <text:p>2-2021</text:p>
          </table:table-cell>
          <table:table-cell table:number-columns-repeated="9"/>
          <table:table-cell table:style-name="ce14" table:formula="of:=[$Übersicht.K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32:.I35];[.P10]);&quot;0&quot;)" office:value-type="string" office:string-value="0" calcext:value-type="string">
            <text:p>0</text:p>
          </table:table-cell>
          <table:table-cell table:formula="of:=[.N11]*[.Q4]" office:value-type="float" office:value="0" calcext:value-type="float">
            <text:p>0</text:p>
          </table:table-cell>
          <table:table-cell table:formula="of:=[.N11]+[.O1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 table:number-columns-repeated="2"/>
          <table:table-cell office:value-type="float" office:value="-200" calcext:value-type="float">
            <text:p>-200,00</text:p>
          </table:table-cell>
          <table:table-cell table:number-columns-repeated="5"/>
          <table:table-cell office:value-type="string" calcext:value-type="string">
            <text:p>Kellerschrank</text:p>
          </table:table-cell>
          <table:table-cell table:style-name="ce14" table:formula="of:=[$Übersicht.K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37:.I40];[.P11]);&quot;0&quot;)" office:value-type="string" office:string-value="0" calcext:value-type="string">
            <text:p>0</text:p>
          </table:table-cell>
          <table:table-cell table:formula="of:=[.N12]*[.Q4]" office:value-type="float" office:value="0" calcext:value-type="float">
            <text:p>0</text:p>
          </table:table-cell>
          <table:table-cell table:formula="of:=[.N12]+[.O1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8" office:value-type="date" office:date-value="2021-02-17" calcext:value-type="date">
            <text:p>17.02.21</text:p>
          </table:table-cell>
          <table:table-cell/>
          <table:table-cell office:value-type="float" office:value="333.33" calcext:value-type="float">
            <text:p>333,33</text:p>
          </table:table-cell>
          <table:table-cell table:number-columns-repeated="6"/>
          <table:table-cell office:value-type="string" calcext:value-type="string">
            <text:p>Kellerschrank</text:p>
          </table:table-cell>
          <table:table-cell table:style-name="ce14" table:formula="of:=[$Übersicht.K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 SUM([.B42:.I45];[.P12]);&quot;0&quot;)" office:value-type="string" office:string-value="0" calcext:value-type="string">
            <text:p>0</text:p>
          </table:table-cell>
          <table:table-cell table:formula="of:=[.N13]*[.Q4]" office:value-type="float" office:value="0" calcext:value-type="float">
            <text:p>0</text:p>
          </table:table-cell>
          <table:table-cell table:formula="of:=[.N13]+[.O1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8" office:value-type="date" office:date-value="2021-02-03" calcext:value-type="date">
            <text:p>03.02.21</text:p>
          </table:table-cell>
          <table:table-cell table:number-columns-repeated="6"/>
          <table:table-cell office:value-type="float" office:value="-15.1" calcext:value-type="float">
            <text:p>-15,10</text:p>
          </table:table-cell>
          <table:table-cell table:number-columns-repeated="2"/>
          <table:table-cell table:style-name="ce14" table:formula="of:=[$Übersicht.K1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47:.I50];[.P13]);&quot;0&quot;)" office:value-type="string" office:string-value="0" calcext:value-type="string">
            <text:p>0</text:p>
          </table:table-cell>
          <table:table-cell table:formula="of:=[.N14]*[.Q4]" office:value-type="float" office:value="0" calcext:value-type="float">
            <text:p>0</text:p>
          </table:table-cell>
          <table:table-cell table:formula="of:=[.N14]+[.O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52:.I55];[.P14]);&quot;0&quot;)" office:value-type="string" office:string-value="0" calcext:value-type="string">
            <text:p>0</text:p>
          </table:table-cell>
          <table:table-cell table:formula="of:=[.N15]*[.Q4]" office:value-type="float" office:value="0" calcext:value-type="float">
            <text:p>0</text:p>
          </table:table-cell>
          <table:table-cell table:formula="of:=[.N15]+[.O15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3-2021</text:p>
          </table:table-cell>
          <table:table-cell table:number-columns-repeated="9"/>
          <table:table-cell table:style-name="ce14" table:formula="of:=[$Übersicht.K1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style-name="ce22" table:formula="of:=IF([.K8]=&quot;1&quot;;SUM([.B57:.I60];[.P15]);&quot;0&quot;)" office:value-type="string" office:string-value="0" calcext:value-type="string">
            <text:p>0</text:p>
          </table:table-cell>
          <table:table-cell table:formula="of:=[.N16]*[.Q4]" office:value-type="float" office:value="0" calcext:value-type="float">
            <text:p>0</text:p>
          </table:table-cell>
          <table:table-cell table:formula="of:=[.N16]+[.O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62:.I65];[.P16]);&quot;0&quot;)" office:value-type="string" office:string-value="0" calcext:value-type="string">
            <text:p>0</text:p>
          </table:table-cell>
          <table:table-cell table:formula="of:=[.N17]*[.Q4]" office:value-type="float" office:value="0" calcext:value-type="float">
            <text:p>0</text:p>
          </table:table-cell>
          <table:table-cell table:formula="of:=[.N17]+[.O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67:.I70];[.P17]);&quot;0&quot;)" office:value-type="string" office:string-value="0" calcext:value-type="string">
            <text:p>0</text:p>
          </table:table-cell>
          <table:table-cell table:formula="of:=[.N18]*[.Q4]" office:value-type="float" office:value="0" calcext:value-type="float">
            <text:p>0</text:p>
          </table:table-cell>
          <table:table-cell table:formula="of:=[.N18]+[.O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72:.I75];[.P18]);&quot;0&quot;)" office:value-type="string" office:string-value="0" calcext:value-type="string">
            <text:p>0</text:p>
          </table:table-cell>
          <table:table-cell table:formula="of:=[.N19]*[.Q4]" office:value-type="float" office:value="0" calcext:value-type="float">
            <text:p>0</text:p>
          </table:table-cell>
          <table:table-cell table:formula="of:=[.N19]+[.O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1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77:.I80];[.P19]);&quot;0&quot;)" office:value-type="string" office:string-value="0" calcext:value-type="string">
            <text:p>0</text:p>
          </table:table-cell>
          <table:table-cell table:formula="of:=[.N20]*[.Q4]" office:value-type="float" office:value="0" calcext:value-type="float">
            <text:p>0</text:p>
          </table:table-cell>
          <table:table-cell table:formula="of:=[.N20]+[.O2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4-2021</text:p>
          </table:table-cell>
          <table:table-cell table:number-columns-repeated="9"/>
          <table:table-cell table:style-name="ce14" table:formula="of:=[$Übersicht.K1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82:.I85];[.P20]);&quot;0&quot;)" office:value-type="string" office:string-value="0" calcext:value-type="string">
            <text:p>0</text:p>
          </table:table-cell>
          <table:table-cell table:formula="of:=[.N21]*[.Q4]" office:value-type="float" office:value="0" calcext:value-type="float">
            <text:p>0</text:p>
          </table:table-cell>
          <table:table-cell table:formula="of:=[.N21]+[.O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87:.I90];[.P21]);&quot;0&quot;)" office:value-type="string" office:string-value="0" calcext:value-type="string">
            <text:p>0</text:p>
          </table:table-cell>
          <table:table-cell table:formula="of:=[.N22]*[.Q4]" office:value-type="float" office:value="0" calcext:value-type="float">
            <text:p>0</text:p>
          </table:table-cell>
          <table:table-cell table:formula="of:=[.N22]+[.O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92:.I95];[.P22]);&quot;0&quot;)" office:value-type="string" office:string-value="0" calcext:value-type="string">
            <text:p>0</text:p>
          </table:table-cell>
          <table:table-cell table:formula="of:=[.N23]*[.Q4]" office:value-type="float" office:value="0" calcext:value-type="float">
            <text:p>0</text:p>
          </table:table-cell>
          <table:table-cell table:formula="of:=[.N23]+[.O2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97:.I100];[.P23]);&quot;0&quot;)" office:value-type="string" office:string-value="0" calcext:value-type="string">
            <text:p>0</text:p>
          </table:table-cell>
          <table:table-cell table:formula="of:=[.N24]*[.Q4]" office:value-type="float" office:value="0" calcext:value-type="float">
            <text:p>0</text:p>
          </table:table-cell>
          <table:table-cell table:formula="of:=[.N24]+[.O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SUM([.B102:.I105];[.P24]);&quot;0&quot;)" office:value-type="string" office:string-value="0" calcext:value-type="string">
            <text:p>0</text:p>
          </table:table-cell>
          <table:table-cell table:formula="of:=[.N25]*[.Q4]" office:value-type="float" office:value="0" calcext:value-type="float">
            <text:p>0</text:p>
          </table:table-cell>
          <table:table-cell table:formula="of:=[.N25]+[.O25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" office:value-type="string" calcext:value-type="string">
            <text:p>5-2021</text:p>
          </table:table-cell>
          <table:table-cell table:number-columns-repeated="9"/>
          <table:table-cell table:style-name="ce14" table:formula="of:=[$Übersicht.K2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07:.I110];[.P25]);&quot;0&quot;)" office:value-type="string" office:string-value="0" calcext:value-type="string">
            <text:p>0</text:p>
          </table:table-cell>
          <table:table-cell table:formula="of:=[.N26]*[.Q4]" office:value-type="float" office:value="0" calcext:value-type="float">
            <text:p>0</text:p>
          </table:table-cell>
          <table:table-cell table:formula="of:=[.N26]+[.O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12:.I115];[.P26]);&quot;0&quot;)" office:value-type="string" office:string-value="0" calcext:value-type="string">
            <text:p>0</text:p>
          </table:table-cell>
          <table:table-cell table:formula="of:=[.N27]*[.Q4]" office:value-type="float" office:value="0" calcext:value-type="float">
            <text:p>0</text:p>
          </table:table-cell>
          <table:table-cell table:formula="of:=[.N27]+[.O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14" table:formula="of:=[$Übersicht.K2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style-name="ce22" table:formula="of:=IF([.K8]=&quot;1&quot;; SUM([.B117:.I120];[.P27]);&quot;0&quot;)" office:value-type="string" office:string-value="0" calcext:value-type="string">
            <text:p>0</text:p>
          </table:table-cell>
          <table:table-cell table:formula="of:=[.N28]*[.Q4]" office:value-type="float" office:value="0" calcext:value-type="float">
            <text:p>0</text:p>
          </table:table-cell>
          <table:table-cell table:formula="of:=[.N28]+[.O28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style-name="ce9" office:value-type="string" calcext:value-type="string">
            <text:p>6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1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2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3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1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2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3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4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8" office:value-type="string" calcext:value-type="string">
            <text:p>5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6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7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8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9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0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1-2024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style-name="ce9" office:value-type="string" calcext:value-type="string">
            <text:p>12-2024</text:p>
          </table:table-cell>
          <table:table-cell table:number-columns-repeated="16"/>
        </table:table-row>
        <table:table-row table:style-name="ro2" table:number-rows-repeated="275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5" table:target-range-address="TSSK.A5:TSSK.L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7P0"/>
    </number:number-style>
    <number:number-style style:name="N108">
      <number:number number:decimal-places="0" number:min-decimal-places="0" number:min-integer-digits="2"/>
    </number:number-style>
    <number:percentage-style style:name="N110P0" style:volatile="true">
      <number:number number:decimal-places="1" number:min-decimal-places="1" number:min-integer-digits="2"/>
      <number:text> %</number:text>
    </number:percentage-style>
    <number:percentage-style style:name="N110">
      <style:text-properties fo:color="#ff0000"/>
      <number:text>-</number:text>
      <number:number number:decimal-places="1" number:min-decimal-places="1" number:min-integer-digits="2"/>
      <number:text> %</number:text>
      <style:map style:condition="value()&gt;=0" style:apply-style-name="N110P0"/>
    </number:percentage-style>
    <number:percentage-style style:name="N112P0" style:volatile="true">
      <number:number number:decimal-places="1" number:min-decimal-places="1" number:min-integer-digits="1"/>
      <number:text> %</number:text>
    </number:percentage-style>
    <number:percentage-style style:name="N112">
      <style:text-properties fo:color="#ff0000"/>
      <number:text>-</number:text>
      <number:number number:decimal-places="1" number:min-decimal-places="1" number:min-integer-digits="1"/>
      <number:text> %</number:text>
      <style:map style:condition="value()&gt;=0" style:apply-style-name="N112P0"/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20107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107P0"/>
    </number:currency-style>
    <number:currency-style style:name="N2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 style:data-style-name="N2" text:time-value="14:42:14.6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5:13:45.994000000</meta:creation-date>
    <dc:date>2021-03-02T15:31:49.992000000</dc:date>
    <meta:editing-duration>PT5H44M38S</meta:editing-duration>
    <meta:editing-cycles>22</meta:editing-cycles>
    <meta:generator>LibreOffice/7.0.4.2$Windows_X86_64 LibreOffice_project/dcf040e67528d9187c66b2379df5ea4407429775</meta:generator>
    <meta:document-statistic meta:table-count="8" meta:cell-count="1827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sch gespeicherte Version" VL:creator="" dc:date-time="2021-02-17T20:54:11"/>
</VL:version-list>
</file>